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office:automatic-styles>
  <office:body>
    <office:text>
      <text:p text:style-name="Title">1. Introduction - Games for a Read / 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a-study-of-the-cultural-and-interpersonal-dimensions-and-evolving-tool-use-of-an-emerging-community-of-families-coding-digital-games-together." office:name=""><text:span text:style-name="Definition">A study of the cultural and interpersonal dimensions and evolving tool use of an emerging community of families coding digital games together.</text:span></text:a></text:p>
            </text:list-item>
            <text:list-item>
              <text:p text:style-name="P2"><text:a xlink:type="simple" xlink:href="#abstract" office:name=""><text:span text:style-name="Definition">Abstract</text:span></text:a></text:p>
              <text:list text:style-name="L3">
                <text:list-item>
                  <text:p text:style-name="P3"><text:a xlink:type="simple" xlink:href="#research-questions---july-2024" office:name=""><text:span text:style-name="Definition">Research Questions - July 2024</text:span></text:a></text:p>
                </text:list-item>
              </text:list>
            </text:list-item>
            <text:list-item>
              <text:p text:style-name="P2"><text:a xlink:type="simple" xlink:href="#background-to-the-thesis" office:name=""><text:span text:style-name="Definition">1. Background to the thesis</text:span></text:a></text:p>
              <text:list text:style-name="L4">
                <text:list-item>
                  <text:p text:style-name="P4"><text:a xlink:type="simple" xlink:href="#personal-context-and-motivation-for-undertaking-this-study" office:name=""><text:span text:style-name="Definition">Personal context and motivation for undertaking this study</text:span></text:a></text:p>
                </text:list-item>
                <text:list-item>
                  <text:p text:style-name="P4"><text:a xlink:type="simple" xlink:href="#connecting-my-experience-to-broader-research-themes" office:name=""><text:span text:style-name="Definition">Connecting my experience to broader research themes</text:span></text:a></text:p>
                </text:list-item>
              </text:list>
            </text:list-item>
            <text:list-item>
              <text:p text:style-name="P2"><text:a xlink:type="simple" xlink:href="#context" office:name=""><text:span text:style-name="Definition">2. Context</text:span></text:a></text:p>
              <text:list text:style-name="L5">
                <text:list-item>
                  <text:p text:style-name="P5"><text:a xlink:type="simple" xlink:href="#context-of-school-based-computing-education-and-game-making" office:name=""><text:span text:style-name="Definition">Context of School based computing education and game making</text:span></text:a></text:p>
                </text:list-item>
                <text:list-item>
                  <text:p text:style-name="P5"><text:a xlink:type="simple" xlink:href="#context-of-game-making-and-wider-digital-making-and-culture-home-and-informal-settings" office:name=""><text:span text:style-name="Definition">Context of game making and wider digital making and culture home and informal settings</text:span></text:a></text:p>
                  <text:list text:style-name="L6">
                    <text:list-item>
                      <text:p text:style-name="P6"><text:a xlink:type="simple" xlink:href="#home-education-settings-as-a-site-of-research" office:name=""><text:span text:style-name="Definition">Home education settings as a site of research</text:span></text:a></text:p>
                    </text:list-item>
                  </text:list>
                </text:list-item>
                <text:list-item>
                  <text:p text:style-name="P5"><text:a xlink:type="simple" xlink:href="#overview-of-barriers-to-game-making-which-apply-to-both-formal-and-non-formal-environments" office:name=""><text:span text:style-name="Definition">Overview of barriers to game making which apply to both formal and non-formal environments</text:span></text:a></text:p>
                </text:list-item>
              </text:list>
            </text:list-item>
            <text:list-item>
              <text:p text:style-name="P2"><text:a xlink:type="simple" xlink:href="#research-objectives-and-questions" office:name=""><text:span text:style-name="Definition">3. Research objectives and questions</text:span></text:a></text:p>
              <text:list text:style-name="L7">
                <text:list-item>
                  <text:p text:style-name="P7"><text:a xlink:type="simple" xlink:href="#research-objectives-recap-of-motivation" office:name=""><text:span text:style-name="Definition">Research objectives &amp; Recap of motivation</text:span></text:a></text:p>
                </text:list-item>
                <text:list-item>
                  <text:p text:style-name="P7"><text:a xlink:type="simple" xlink:href="#research-questions---july-2024-1" office:name=""><text:span text:style-name="Definition">Research Questions - July 2024</text:span></text:a></text:p>
                </text:list-item>
                <text:list-item>
                  <text:p text:style-name="P7"><text:a xlink:type="simple" xlink:href="#wider-implications-of-the-research" office:name=""><text:span text:style-name="Definition">Wider implications of the research</text:span></text:a></text:p>
                  <text:list text:style-name="L8">
                    <text:list-item>
                      <text:p text:style-name="P8"><text:a xlink:type="simple" xlink:href="#potential-audience-of-this-thesis" office:name=""><text:span text:style-name="Definition">Potential audience of this thesis</text:span></text:a></text:p>
                    </text:list-item>
                  </text:list>
                </text:list-item>
              </text:list>
            </text:list-item>
            <text:list-item>
              <text:p text:style-name="P2"><text:a xlink:type="simple" xlink:href="#introduction-to-theoretical-framework" office:name=""><text:span text:style-name="Definition">4. Introduction to Theoretical Framework</text:span></text:a></text:p>
              <text:list text:style-name="L9">
                <text:list-item>
                  <text:p text:style-name="P9"><text:a xlink:type="simple" xlink:href="#activity-theory" office:name=""><text:span text:style-name="Definition">Activity Theory</text:span></text:a></text:p>
                </text:list-item>
                <text:list-item>
                  <text:p text:style-name="P9"><text:a xlink:type="simple" xlink:href="#the-complex-role-of-agency-in-this-thesis" office:name=""><text:span text:style-name="Definition">The complex role of agency in this thesis</text:span></text:a></text:p>
                </text:list-item>
                <text:list-item>
                  <text:p text:style-name="P9"><text:a xlink:type="simple" xlink:href="#on-design-based-research" office:name=""><text:span text:style-name="Definition">On design-based research</text:span></text:a></text:p>
                </text:list-item>
              </text:list>
            </text:list-item>
            <text:list-item>
              <text:p text:style-name="P2"><text:a xlink:type="simple" xlink:href="#the-significance-of-the-thesis-and-its-limitations" office:name=""><text:span text:style-name="Definition">5. The significance of the thesis and its limitations</text:span></text:a></text:p>
              <text:list text:style-name="L10">
                <text:list-item>
                  <text:p text:style-name="P10"><text:a xlink:type="simple" xlink:href="#the-challenge-of-maintaining-focus-in-this-phd-process" office:name=""><text:span text:style-name="Definition">The challenge of maintaining focus in this PhD process</text:span></text:a></text:p>
                </text:list-item>
                <text:list-item>
                  <text:p text:style-name="P10"><text:a xlink:type="simple" xlink:href="#gaps-in-existing-research-contribution-to-knowledge-of-this-thesis" office:name=""><text:span text:style-name="Definition">Gaps in existing research / Contribution to knowledge of this thesis</text:span></text:a></text:p>
                  <text:list text:style-name="L11">
                    <text:list-item>
                      <text:p text:style-name="P11"><text:a xlink:type="simple" xlink:href="#new-research-for-new-tools-and-approaches" office:name=""><text:span text:style-name="Definition">New research for new tools and approaches</text:span></text:a></text:p>
                    </text:list-item>
                    <text:list-item>
                      <text:p text:style-name="P11"><text:a xlink:type="simple" xlink:href="#new-research-for-new-tools-and-approaches-1" office:name=""><text:span text:style-name="Definition">New research for new tools and approaches</text:span></text:a></text:p>
                    </text:list-item>
                    <text:list-item>
                      <text:p text:style-name="P11"><text:a xlink:type="simple" xlink:href="#focus-on-community-building" office:name=""><text:span text:style-name="Definition">Focus on community building</text:span></text:a></text:p>
                    </text:list-item>
                    <text:list-item>
                      <text:p text:style-name="P11"><text:a xlink:type="simple" xlink:href="#cultural-methodology-using-chat-360---really" office:name=""><text:span text:style-name="Definition">Cultural methodology using CHAT &amp; 360 - really?</text:span></text:a></text:p>
                    </text:list-item>
                  </text:list>
                </text:list-item>
                <text:list-item>
                  <text:p text:style-name="P10"><text:a xlink:type="simple" xlink:href="#limitations-of-this-thesis" office:name=""><text:span text:style-name="Definition">Limitations of this thesis</text:span></text:a></text:p>
                  <text:list text:style-name="L12">
                    <text:list-item>
                      <text:p text:style-name="P12"><text:a xlink:type="simple" xlink:href="#application-of-resulting-pedagogy-to-other-domains" office:name=""><text:span text:style-name="Definition">Application of resulting pedagogy to other domains</text:span></text:a></text:p>
                    </text:list-item>
                  </text:list>
                </text:list-item>
              </text:list>
            </text:list-item>
            <text:list-item>
              <text:p text:style-name="P2"><text:a xlink:type="simple" xlink:href="#chapter-outline-of-the-study" office:name=""><text:span text:style-name="Definition">6. Chapter outline of the study</text:span></text:a></text:p>
              <text:list text:style-name="L13">
                <text:list-item>
                  <text:p text:style-name="P13"><text:a xlink:type="simple" xlink:href="#link-to-next-chapter" office:name=""><text:span text:style-name="Definition">7. Link to next chapter</text:span></text:a></text:p>
                </text:list-item>
              </text:list>
            </text:list-item>
            <text:list-item>
              <text:p text:style-name="P2"><text:a xlink:type="simple" xlink:href="#holding-zone---drop-or-move" office:name=""><text:span text:style-name="Definition">Holding Zone - Drop or Move</text:span></text:a></text:p>
            </text:list-item>
            <text:list-item>
              <text:p text:style-name="P2"><text:a xlink:type="simple" xlink:href="#links" office:name=""><text:span text:style-name="Definition">Links</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3" text:outline-level="3"><text:bookmark-start text:name="research-questions---july-2024"/>Research Questions - July 2024<text:bookmark-end text:name="research-questions---july-2024"/></text:h>
      <text:list text:style-name="L14">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life in increasingly complex and prevalent ways. Sophisticated media production and delivery systems, often driven by algorithmically generated suggestions which may lead to a more passive consumption of media and reduced critical engagement with content. Convenience and automation of tasks in the form of commercial software services and AI can foster passivity can diminish critical thinking skills and make individuals overly reliant on technology.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While much research on digital game making focuses on its educational benefits for subjects like mathematics and science, as well as enhancing coding skills <text:reference-mark-start text:name="ZOTERO_ITEM CSL_CITATION {&quot;schema&quot;:&quot;https://github.com/citation-style-language/schema/raw/master/csl-citation.json&quot;,&quot;citationItems&quot;:[{&quot;itemData&quot;:{&quot;citation-key&quot;:&quot;kafai_constructionist_2015&quot;,&quot;page&quot;:&quot;49–54&quot;,&quot;issued&quot;:{&quot;date-parts&quot;:[[&quot;2015&quot;,11,9]]},&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container-title&quot;:&quot;Proceedings of the Workshop in Primary and Secondary Computing Education&quot;,&quot;event-place&quot;:&quot;New York, NY, USA&quot;,&quot;URL&quot;:&quot;https://doi.org/10.1145/2818314.2818334&quot;,&quot;ISBN&quot;:&quot;978-1-4503-3753-3&quot;,&quot;publisher&quot;:&quot;Association for Computing Machinery&quot;,&quot;type&quot;:&quot;paper-conference&quot;,&quot;source&quot;:&quot;ACM Digital Library&quot;,&quot;accessed&quot;:{&quot;date-parts&quot;:[[&quot;2020&quot;,8,19]]},&quot;DOI&quot;:&quot;10.1145/2818314.281833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title-short&quot;:&quot;Constructionist Gaming Beyond the Screen&quot;},&quot;uri&quot;:[&quot;http://zotero.org/users/1913249/items/8K58PTFV&quot;],&quot;id&quot;:3520,&quot;prefix&quot;:&quot;&quot;,&quot;suffix&quot;:&quot;&quot;,&quot;uris&quot;:[&quot;http://zotero.org/users/1913249/items/8K58PTFV&quot;]}],&quot;properties&quot;:{&quot;formattedCitation&quot;:&quot;[@kafai_constructionist_2015]&quot;,&quot;noteIndex&quot;:0},&quot;citationID&quot;:&quot;kuuxfith&quot;} RNDomqjnyxqsd"/>&lt;Do Zotero Refresh: [@kafai_constructionist_2015]&gt;<text:reference-mark-end text:name="ZOTERO_ITEM CSL_CITATION {&quot;schema&quot;:&quot;https://github.com/citation-style-language/schema/raw/master/csl-citation.json&quot;,&quot;citationItems&quot;:[{&quot;itemData&quot;:{&quot;citation-key&quot;:&quot;kafai_constructionist_2015&quot;,&quot;page&quot;:&quot;49–54&quot;,&quot;issued&quot;:{&quot;date-parts&quot;:[[&quot;2015&quot;,11,9]]},&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container-title&quot;:&quot;Proceedings of the Workshop in Primary and Secondary Computing Education&quot;,&quot;event-place&quot;:&quot;New York, NY, USA&quot;,&quot;URL&quot;:&quot;https://doi.org/10.1145/2818314.2818334&quot;,&quot;ISBN&quot;:&quot;978-1-4503-3753-3&quot;,&quot;publisher&quot;:&quot;Association for Computing Machinery&quot;,&quot;type&quot;:&quot;paper-conference&quot;,&quot;source&quot;:&quot;ACM Digital Library&quot;,&quot;accessed&quot;:{&quot;date-parts&quot;:[[&quot;2020&quot;,8,19]]},&quot;DOI&quot;:&quot;10.1145/2818314.281833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title-short&quot;:&quot;Constructionist Gaming Beyond the Screen&quot;},&quot;uri&quot;:[&quot;http://zotero.org/users/1913249/items/8K58PTFV&quot;],&quot;id&quot;:3520,&quot;prefix&quot;:&quot;&quot;,&quot;suffix&quot;:&quot;&quot;,&quot;uris&quot;:[&quot;http://zotero.org/users/1913249/items/8K58PTFV&quot;]}],&quot;properties&quot;:{&quot;formattedCitation&quot;:&quot;[@kafai_constructionist_2015]&quot;,&quot;noteIndex&quot;:0},&quot;citationID&quot;:&quot;kuuxfith&quot;} RNDomqjnyxqsd"/>, there is also a diverse range of motivations behind game making, including critical making and empowerment. This study stands as a small contribution to a more inclusive approach to technology development, moving beyond a future dictated by a technological elite to one shaped by a broadly informed society.</text:p>
      <text:p text:style-name="Text_20_body">In this thesis, I explore digital game making as a vehicle to develop to computational fluency and participation in coding community practices. While this thesis covers practical process of learning to code, it also addresses aspects of game making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text:reference-mark-start text:name="ZOTERO_ITEM CSL_CITATION {&quot;schema&quot;:&quot;https://github.com/citation-style-language/schema/raw/master/csl-citation.json&quot;,&quot;citationItems&quot;:[{&quot;itemData&quot;:{&quot;citation-key&quot;:&quot;resnick_computational_2018&quot;,&quot;URL&quot;:&quot;https://mres.medium.com/computational-fluency-776143c8d725&quot;,&quot;author&quot;:[{&quot;given&quot;:&quot;Mitchel&quot;,&quot;family&quot;:&quot;Resnick&quot;}],&quot;issued&quot;:{&quot;date-parts&quot;:[[&quot;2018&quot;,9,16]]},&quot;type&quot;:&quot;post-weblog&quot;,&quot;accessed&quot;:{&quot;date-parts&quot;:[[&quot;2024&quot;,7,9]]},&quot;id&quot;:&quot;resnick_computational_2018&quot;,&quot;container-title&quot;:&quot;Medium&quot;,&quot;title&quot;:&quot;Computational Fluency&quot;,&quot;language&quot;:&quot;en&quot;,&quot;abstract&quot;:&quot;[This essay is an adapted excerpt from my book Lifelong Kindergarten.]&quot;},&quot;uri&quot;:[&quot;http://zotero.org/users/1913249/items/F8L86H5C&quot;],&quot;id&quot;:9564,&quot;prefix&quot;:&quot;&quot;,&quot;suffix&quot;:&quot;&quot;,&quot;uris&quot;:[&quot;http://zotero.org/users/1913249/items/F8L86H5C&quot;]}],&quot;properties&quot;:{&quot;formattedCitation&quot;:&quot;[@resnick_computational_2018]&quot;,&quot;noteIndex&quot;:0},&quot;citationID&quot;:&quot;pagduekd&quot;} RNDczfnvphqnm"/>&lt;Do Zotero Refresh: [@resnick_computational_2018]&gt;<text:reference-mark-end text:name="ZOTERO_ITEM CSL_CITATION {&quot;schema&quot;:&quot;https://github.com/citation-style-language/schema/raw/master/csl-citation.json&quot;,&quot;citationItems&quot;:[{&quot;itemData&quot;:{&quot;citation-key&quot;:&quot;resnick_computational_2018&quot;,&quot;URL&quot;:&quot;https://mres.medium.com/computational-fluency-776143c8d725&quot;,&quot;author&quot;:[{&quot;given&quot;:&quot;Mitchel&quot;,&quot;family&quot;:&quot;Resnick&quot;}],&quot;issued&quot;:{&quot;date-parts&quot;:[[&quot;2018&quot;,9,16]]},&quot;type&quot;:&quot;post-weblog&quot;,&quot;accessed&quot;:{&quot;date-parts&quot;:[[&quot;2024&quot;,7,9]]},&quot;id&quot;:&quot;resnick_computational_2018&quot;,&quot;container-title&quot;:&quot;Medium&quot;,&quot;title&quot;:&quot;Computational Fluency&quot;,&quot;language&quot;:&quot;en&quot;,&quot;abstract&quot;:&quot;[This essay is an adapted excerpt from my book Lifelong Kindergarten.]&quot;},&quot;uri&quot;:[&quot;http://zotero.org/users/1913249/items/F8L86H5C&quot;],&quot;id&quot;:9564,&quot;prefix&quot;:&quot;&quot;,&quot;suffix&quot;:&quot;&quot;,&quot;uris&quot;:[&quot;http://zotero.org/users/1913249/items/F8L86H5C&quot;]}],&quot;properties&quot;:{&quot;formattedCitation&quot;:&quot;[@resnick_computational_2018]&quot;,&quot;noteIndex&quot;:0},&quot;citationID&quot;:&quot;pagduekd&quot;} RNDczfnvphqnm"/>. For Resnick fluently, whether with writing or coding, helps develop your thinking, voice, and identity <text:reference-mark-start text:name="ZOTERO_ITEM CSL_CITATION {&quot;schema&quot;:&quot;https://github.com/citation-style-language/schema/raw/master/csl-citation.json&quot;,&quot;citationItems&quot;:[{&quot;itemData&quot;:{&quot;citation-key&quot;:&quot;resnick_lifelong_2017&quot;,&quot;type&quot;:&quot;book&quot;,&quot;ISBN&quot;:&quot;978-0-262-03729-7&quot;,&quot;author&quot;:[{&quot;given&quot;:&quot;Mitchel&quot;,&quot;family&quot;:&quot;Resnick&quot;}],&quot;issued&quot;:{&quot;date-parts&quot;:[[&quot;2017&quot;,9,29]]},&quot;contributor&quot;:[{&quot;given&quot;:&quot;Ken&quot;,&quot;family&quot;:&quot;Robinson&quot;}],&quot;title-short&quot;:&quot;Lifelong Kindergarten&quot;,&quot;number-of-pages&quot;:&quot;208&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publisher-place&quot;:&quot;Cambridge, Massachusetts&quot;,&quot;publisher&quot;:&quot;MIT Press&quot;,&quot;language&quot;:&quot;English&quot;,&quot;event-place&quot;:&quot;Cambridge, Massachusetts&quot;},&quot;uri&quot;:[&quot;http://zotero.org/users/1913249/items/QBMDH4UX&quot;],&quot;id&quot;:86,&quot;prefix&quot;:&quot;&quot;,&quot;suffix&quot;:&quot;&quot;,&quot;uris&quot;:[&quot;http://zotero.org/users/1913249/items/QBMDH4UX&quot;]}],&quot;properties&quot;:{&quot;formattedCitation&quot;:&quot;[@resnick_lifelong_2017]&quot;,&quot;noteIndex&quot;:0},&quot;citationID&quot;:&quot;zhunukxh&quot;} RNDjvxbyncerx"/>&lt;Do Zotero Refresh: [@resnick_lifelong_2017]&gt;<text:reference-mark-end text:name="ZOTERO_ITEM CSL_CITATION {&quot;schema&quot;:&quot;https://github.com/citation-style-language/schema/raw/master/csl-citation.json&quot;,&quot;citationItems&quot;:[{&quot;itemData&quot;:{&quot;citation-key&quot;:&quot;resnick_lifelong_2017&quot;,&quot;type&quot;:&quot;book&quot;,&quot;ISBN&quot;:&quot;978-0-262-03729-7&quot;,&quot;author&quot;:[{&quot;given&quot;:&quot;Mitchel&quot;,&quot;family&quot;:&quot;Resnick&quot;}],&quot;issued&quot;:{&quot;date-parts&quot;:[[&quot;2017&quot;,9,29]]},&quot;contributor&quot;:[{&quot;given&quot;:&quot;Ken&quot;,&quot;family&quot;:&quot;Robinson&quot;}],&quot;title-short&quot;:&quot;Lifelong Kindergarten&quot;,&quot;number-of-pages&quot;:&quot;208&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publisher-place&quot;:&quot;Cambridge, Massachusetts&quot;,&quot;publisher&quot;:&quot;MIT Press&quot;,&quot;language&quot;:&quot;English&quot;,&quot;event-place&quot;:&quot;Cambridge, Massachusetts&quot;},&quot;uri&quot;:[&quot;http://zotero.org/users/1913249/items/QBMDH4UX&quot;],&quot;id&quot;:86,&quot;prefix&quot;:&quot;&quot;,&quot;suffix&quot;:&quot;&quot;,&quot;uris&quot;:[&quot;http://zotero.org/users/1913249/items/QBMDH4UX&quot;]}],&quot;properties&quot;:{&quot;formattedCitation&quot;:&quot;[@resnick_lifelong_2017]&quot;,&quot;noteIndex&quot;:0},&quot;citationID&quot;:&quot;zhunukxh&quot;} RNDjvxbyncerx"/>. Resnick’s aim here is to critique formulaic and instruction based computing education <text:reference-mark-start text:name="ZOTERO_ITEM CSL_CITATION {&quot;schema&quot;:&quot;https://github.com/citation-style-language/schema/raw/master/csl-citation.json&quot;,&quot;citationItems&quot;:[{&quot;itemData&quot;:{&quot;citation-key&quot;:&quot;resnick_coding_2020&quot;,&quot;page&quot;:&quot;120-127&quot;,&quot;issued&quot;:{&quot;date-parts&quot;:[[&quot;2020&quot;,10,22]]},&quot;abstract&quot;:&quot;While millions of students worldwide have enjoyed coding experiences over the last decade, the next challenge is spreading educational values and approaches.&quot;,&quot;id&quot;:&quot;resnick_coding_2020&quot;,&quot;container-title&quot;:&quot;Communications of the ACM&quot;,&quot;source&quot;:&quot;DOI.org (Crossref)&quot;,&quot;URL&quot;:&quot;https://dl.acm.org/doi/10.1145/3375546&quot;,&quot;volume&quot;:&quot;63&quot;,&quot;author&quot;:[{&quot;given&quot;:&quot;Mitchel&quot;,&quot;family&quot;:&quot;Resnick&quot;},{&quot;given&quot;:&quot;Natalie&quot;,&quot;family&quot;:&quot;Rusk&quot;}],&quot;type&quot;:&quot;article-journal&quot;,&quot;language&quot;:&quot;en&quot;,&quot;accessed&quot;:{&quot;date-parts&quot;:[[&quot;2021&quot;,12,21]]},&quot;DOI&quot;:&quot;10.1145/3375546&quot;,&quot;container-title-short&quot;:&quot;Commun. ACM&quot;,&quot;title&quot;:&quot;Coding at a crossroads&quot;,&quot;issue&quot;:&quot;11&quot;,&quot;ISSN&quot;:&quot;0001-0782, 1557-7317&quot;},&quot;uri&quot;:[&quot;http://zotero.org/users/1913249/items/VYS48CXK&quot;],&quot;id&quot;:3,&quot;prefix&quot;:&quot;&quot;,&quot;suffix&quot;:&quot;&quot;,&quot;uris&quot;:[&quot;http://zotero.org/users/1913249/items/VYS48CXK&quot;]}],&quot;properties&quot;:{&quot;formattedCitation&quot;:&quot;[@resnick_coding_2020]&quot;,&quot;noteIndex&quot;:0},&quot;citationID&quot;:&quot;jbalbgzx&quot;} RNDwgojtnrnbl"/>&lt;Do Zotero Refresh: [@resnick_coding_2020]&gt;<text:reference-mark-end text:name="ZOTERO_ITEM CSL_CITATION {&quot;schema&quot;:&quot;https://github.com/citation-style-language/schema/raw/master/csl-citation.json&quot;,&quot;citationItems&quot;:[{&quot;itemData&quot;:{&quot;citation-key&quot;:&quot;resnick_coding_2020&quot;,&quot;page&quot;:&quot;120-127&quot;,&quot;issued&quot;:{&quot;date-parts&quot;:[[&quot;2020&quot;,10,22]]},&quot;abstract&quot;:&quot;While millions of students worldwide have enjoyed coding experiences over the last decade, the next challenge is spreading educational values and approaches.&quot;,&quot;id&quot;:&quot;resnick_coding_2020&quot;,&quot;container-title&quot;:&quot;Communications of the ACM&quot;,&quot;source&quot;:&quot;DOI.org (Crossref)&quot;,&quot;URL&quot;:&quot;https://dl.acm.org/doi/10.1145/3375546&quot;,&quot;volume&quot;:&quot;63&quot;,&quot;author&quot;:[{&quot;given&quot;:&quot;Mitchel&quot;,&quot;family&quot;:&quot;Resnick&quot;},{&quot;given&quot;:&quot;Natalie&quot;,&quot;family&quot;:&quot;Rusk&quot;}],&quot;type&quot;:&quot;article-journal&quot;,&quot;language&quot;:&quot;en&quot;,&quot;accessed&quot;:{&quot;date-parts&quot;:[[&quot;2021&quot;,12,21]]},&quot;DOI&quot;:&quot;10.1145/3375546&quot;,&quot;container-title-short&quot;:&quot;Commun. ACM&quot;,&quot;title&quot;:&quot;Coding at a crossroads&quot;,&quot;issue&quot;:&quot;11&quot;,&quot;ISSN&quot;:&quot;0001-0782, 1557-7317&quot;},&quot;uri&quot;:[&quot;http://zotero.org/users/1913249/items/VYS48CXK&quot;],&quot;id&quot;:3,&quot;prefix&quot;:&quot;&quot;,&quot;suffix&quot;:&quot;&quot;,&quot;uris&quot;:[&quot;http://zotero.org/users/1913249/items/VYS48CXK&quot;]}],&quot;properties&quot;:{&quot;formattedCitation&quot;:&quot;[@resnick_coding_2020]&quot;,&quot;noteIndex&quot;:0},&quot;citationID&quot;:&quot;jbalbgzx&quot;} RNDwgojtnrnbl"/>.</text:p>
      <text:p text:style-name="Text_20_body">The refocusing of the UK curriculum and supporting exams in the area of digital education towards a more abstract approach to computer science concepts over a skills based production have caused concerns. Kemp and colleagues’(<text:span text:style-name="T1">kemp_future_2024?</text:span>) recent report on the future of computing education note the decreasing take up of computing by girls and those in lower socio-economic areas and an increasingly unequal offer of digital based exams to students. One of the recommendations of this report is to offer move informal digital making and project work involving coding as an inclusive practice.</text:p>
      <text:p text:style-name="Text_20_body">Game playing practices and the opportunities provided by participation in wider communities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itemData&quot;:{&quot;citation-key&quot;:&quot;boyle_retro-futurism_2017&quot;,&quot;editor&quot;:[{&quot;given&quot;:&quot;Jen&quot;,&quot;family&quot;:&quot;Boyle&quot;},{&quot;given&quot;:&quot;Wan-Chuan&quot;,&quot;family&quot;:&quot;Kao&quot;}],&quot;publisher&quot;:&quot;punctum books&quot;,&quot;issued&quot;:{&quot;date-parts&quot;:[[&quot;2017&quot;]]},&quot;note&quot;:&quot;Accepted: 2019-03-26 23:55&quot;,&quot;type&quot;:&quot;book&quot;,&quot;URL&quot;:&quot;https://library.oapen.org/handle/20.500.12657/25441&quot;,&quot;title&quot;:&quot;The retro-futurism of cuteness&quot;,&quot;accessed&quot;:{&quot;date-parts&quot;:[[&quot;2022&quot;,8,7]]},&quot;DOI&quot;:&quot;10.21983/P3.0188.1.00&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source&quot;:&quot;library.oapen.org&quot;},&quot;uri&quot;:[&quot;http://zotero.org/users/1913249/items/47HDZ7GT&quot;],&quot;id&quot;:3743,&quot;prefix&quot;:&quot;&quot;,&quot;suffix&quot;:&quot;&quot;,&quot;uris&quot;:[&quot;http://zotero.org/users/1913249/items/47HDZ7GT&quot;]}],&quot;properties&quot;:{&quot;formattedCitation&quot;:&quot;[@boyle_retro-futurism_2017]&quot;,&quot;noteIndex&quot;:0},&quot;citationID&quot;:&quot;elwvifxj&quot;} RNDryprwlykvr"/>&lt;Do Zotero Refresh: [@boyle_retro-futurism_2017]&gt;<text:reference-mark-end text:name="ZOTERO_ITEM CSL_CITATION {&quot;schema&quot;:&quot;https://github.com/citation-style-language/schema/raw/master/csl-citation.json&quot;,&quot;citationItems&quot;:[{&quot;itemData&quot;:{&quot;citation-key&quot;:&quot;boyle_retro-futurism_2017&quot;,&quot;editor&quot;:[{&quot;given&quot;:&quot;Jen&quot;,&quot;family&quot;:&quot;Boyle&quot;},{&quot;given&quot;:&quot;Wan-Chuan&quot;,&quot;family&quot;:&quot;Kao&quot;}],&quot;publisher&quot;:&quot;punctum books&quot;,&quot;issued&quot;:{&quot;date-parts&quot;:[[&quot;2017&quot;]]},&quot;note&quot;:&quot;Accepted: 2019-03-26 23:55&quot;,&quot;type&quot;:&quot;book&quot;,&quot;URL&quot;:&quot;https://library.oapen.org/handle/20.500.12657/25441&quot;,&quot;title&quot;:&quot;The retro-futurism of cuteness&quot;,&quot;accessed&quot;:{&quot;date-parts&quot;:[[&quot;2022&quot;,8,7]]},&quot;DOI&quot;:&quot;10.21983/P3.0188.1.00&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source&quot;:&quot;library.oapen.org&quot;},&quot;uri&quot;:[&quot;http://zotero.org/users/1913249/items/47HDZ7GT&quot;],&quot;id&quot;:3743,&quot;prefix&quot;:&quot;&quot;,&quot;suffix&quot;:&quot;&quot;,&quot;uris&quot;:[&quot;http://zotero.org/users/1913249/items/47HDZ7GT&quot;]}],&quot;properties&quot;:{&quot;formattedCitation&quot;:&quot;[@boyle_retro-futurism_2017]&quot;,&quot;noteIndex&quot;:0},&quot;citationID&quot;:&quot;elwvifxj&quot;} RNDryprwlykvr"/>.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itemData&quot;:{&quot;citation-key&quot;:&quot;garda_nostalgia_2014&quot;,&quot;URL&quot;:&quot;http://www.digra.org/wp-content/uploads/digital-library/paper_310.pdf&quot;,&quot;ISBN&quot;:&quot;ISSN 2342-9666&quot;,&quot;author&quot;:[{&quot;given&quot;:&quot;Maria B&quot;,&quot;family&quot;:&quot;Garda&quot;}],&quot;issued&quot;:{&quot;date-parts&quot;:[[&quot;2014&quot;,8]]},&quot;type&quot;:&quot;paper-conference&quot;,&quot;title&quot;:&quot;Nostalgia in retro game design&quot;,&quot;id&quot;:&quot;garda_nostalgia_2014&quot;,&quot;container-title&quot;:&quot;DiGRA - Proceedings of the 2013 DiGRA International Conference: DeFragging Game Studies&quot;},&quot;uri&quot;:[&quot;http://zotero.org/users/1913249/items/U5QUFD8Q&quot;],&quot;id&quot;:3757,&quot;prefix&quot;:&quot;&quot;,&quot;suffix&quot;:&quot;&quot;,&quot;uris&quot;:[&quot;http://zotero.org/users/1913249/items/U5QUFD8Q&quot;]}],&quot;properties&quot;:{&quot;formattedCitation&quot;:&quot;[@garda_nostalgia_2014]&quot;,&quot;noteIndex&quot;:0},&quot;citationID&quot;:&quot;xmfyxdwq&quot;} RNDlqhuhlfeho"/>&lt;Do Zotero Refresh: [@garda_nostalgia_2014]&gt;<text:reference-mark-end text:name="ZOTERO_ITEM CSL_CITATION {&quot;schema&quot;:&quot;https://github.com/citation-style-language/schema/raw/master/csl-citation.json&quot;,&quot;citationItems&quot;:[{&quot;itemData&quot;:{&quot;citation-key&quot;:&quot;garda_nostalgia_2014&quot;,&quot;URL&quot;:&quot;http://www.digra.org/wp-content/uploads/digital-library/paper_310.pdf&quot;,&quot;ISBN&quot;:&quot;ISSN 2342-9666&quot;,&quot;author&quot;:[{&quot;given&quot;:&quot;Maria B&quot;,&quot;family&quot;:&quot;Garda&quot;}],&quot;issued&quot;:{&quot;date-parts&quot;:[[&quot;2014&quot;,8]]},&quot;type&quot;:&quot;paper-conference&quot;,&quot;title&quot;:&quot;Nostalgia in retro game design&quot;,&quot;id&quot;:&quot;garda_nostalgia_2014&quot;,&quot;container-title&quot;:&quot;DiGRA - Proceedings of the 2013 DiGRA International Conference: DeFragging Game Studies&quot;},&quot;uri&quot;:[&quot;http://zotero.org/users/1913249/items/U5QUFD8Q&quot;],&quot;id&quot;:3757,&quot;prefix&quot;:&quot;&quot;,&quot;suffix&quot;:&quot;&quot;,&quot;uris&quot;:[&quot;http://zotero.org/users/1913249/items/U5QUFD8Q&quot;]}],&quot;properties&quot;:{&quot;formattedCitation&quot;:&quot;[@garda_nostalgia_2014]&quot;,&quot;noteIndex&quot;:0},&quot;citationID&quot;:&quot;xmfyxdwq&quot;} RNDlqhuhlfeho"/>.</text:p>
      <text:p text:style-name="Text_20_body">Thus the process of coding retro gam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My journey into the world of technology and education began in the 1990s, when I was actively involved in organiz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text:reference-mark-start text:name="ZOTERO_ITEM CSL_CITATION {&quot;schema&quot;:&quot;https://github.com/citation-style-language/schema/raw/master/csl-citation.json&quot;,&quot;citationItems&quot;:[{&quot;itemData&quot;:{&quot;citation-key&quot;:&quot;heritage2008video&quot;,&quot;ISBN&quot;:&quot;978-961-6455-52-7&quot;,&quot;author&quot;:[{&quot;given&quot;:&quot;Ruth&quot;,&quot;family&quot;:&quot;Heritage&quot;}],&quot;issued&quot;:{&quot;date-parts&quot;:[[&quot;2008&quot;]]},&quot;publisher-place&quot;:&quot;Ljubljana&quot;,&quot;type&quot;:&quot;chapter&quot;,&quot;title&quot;:&quot;Video-activist citizenship and the undercurrents media project: a british case-study in alternative media&quot;,&quot;id&quot;:&quot;heritage2008video&quot;,&quot;container-title&quot;:&quot;Alternative Media and the Politics of Resistance: Perspectives and Challenges. Ljublana: Peace Institute&quot;,&quot;publisher&quot;:&quot;Peace Institute&quot;,&quot;page&quot;:&quot;139–161&quot;,&quot;event-place&quot;:&quot;Ljubljana&quot;},&quot;uri&quot;:[&quot;http://zotero.org/users/1913249/items/B7IB82YV&quot;],&quot;id&quot;:9561,&quot;prefix&quot;:&quot;&quot;,&quot;suffix&quot;:&quot;&quot;,&quot;uris&quot;:[&quot;http://zotero.org/users/1913249/items/B7IB82YV&quot;]}],&quot;properties&quot;:{&quot;formattedCitation&quot;:&quot;[@heritage2008video]&quot;,&quot;noteIndex&quot;:0},&quot;citationID&quot;:&quot;kexcdmtz&quot;} RNDyrjtjhgpgd"/>&lt;Do Zotero Refresh: [@heritage2008video]&gt;<text:reference-mark-end text:name="ZOTERO_ITEM CSL_CITATION {&quot;schema&quot;:&quot;https://github.com/citation-style-language/schema/raw/master/csl-citation.json&quot;,&quot;citationItems&quot;:[{&quot;itemData&quot;:{&quot;citation-key&quot;:&quot;heritage2008video&quot;,&quot;ISBN&quot;:&quot;978-961-6455-52-7&quot;,&quot;author&quot;:[{&quot;given&quot;:&quot;Ruth&quot;,&quot;family&quot;:&quot;Heritage&quot;}],&quot;issued&quot;:{&quot;date-parts&quot;:[[&quot;2008&quot;]]},&quot;publisher-place&quot;:&quot;Ljubljana&quot;,&quot;type&quot;:&quot;chapter&quot;,&quot;title&quot;:&quot;Video-activist citizenship and the undercurrents media project: a british case-study in alternative media&quot;,&quot;id&quot;:&quot;heritage2008video&quot;,&quot;container-title&quot;:&quot;Alternative Media and the Politics of Resistance: Perspectives and Challenges. Ljublana: Peace Institute&quot;,&quot;publisher&quot;:&quot;Peace Institute&quot;,&quot;page&quot;:&quot;139–161&quot;,&quot;event-place&quot;:&quot;Ljubljana&quot;},&quot;uri&quot;:[&quot;http://zotero.org/users/1913249/items/B7IB82YV&quot;],&quot;id&quot;:9561,&quot;prefix&quot;:&quot;&quot;,&quot;suffix&quot;:&quot;&quot;,&quot;uris&quot;:[&quot;http://zotero.org/users/1913249/items/B7IB82YV&quot;]}],&quot;properties&quot;:{&quot;formattedCitation&quot;:&quot;[@heritage2008video]&quot;,&quot;noteIndex&quot;:0},&quot;citationID&quot;:&quot;kexcdmtz&quot;} RNDyrjtjhgpgd"/>. Through Undercurrents, I connected with a broader network of media and internet activists associated with the Indymedia project <text:reference-mark-start text:name="ZOTERO_ITEM CSL_CITATION {&quot;schema&quot;:&quot;https://github.com/citation-style-language/schema/raw/master/csl-citation.json&quot;,&quot;citationItems&quot;:[{&quot;itemData&quot;:{&quot;citation-key&quot;:&quot;pickard_united_2006&quot;,&quot;page&quot;:&quot;315-336&quot;,&quot;issued&quot;:{&quot;date-parts&quot;:[[&quot;2006&quot;,5]]},&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id&quot;:&quot;pickard_united_2006&quot;,&quot;container-title&quot;:&quot;Media, Culture &amp; Society&quot;,&quot;source&quot;:&quot;DOI.org (Crossref)&quot;,&quot;URL&quot;:&quot;http://journals.sagepub.com/doi/10.1177/0163443706061685&quot;,&quot;volume&quot;:&quot;28&quot;,&quot;author&quot;:[{&quot;given&quot;:&quot;Victor W.&quot;,&quot;family&quot;:&quot;Pickard&quot;}],&quot;type&quot;:&quot;article-journal&quot;,&quot;title-short&quot;:&quot;United yet autonomous&quot;,&quot;title&quot;:&quot;United yet autonomous: Indymedia and the struggle to sustain a radical democratic network&quot;,&quot;accessed&quot;:{&quot;date-parts&quot;:[[&quot;2024&quot;,3,11]]},&quot;DOI&quot;:&quot;10.1177/0163443706061685&quot;,&quot;container-title-short&quot;:&quot;Media, Culture &amp; Society&quot;,&quot;language&quot;:&quot;en&quot;,&quot;issue&quot;:&quot;3&quot;,&quot;ISSN&quot;:&quot;0163-4437, 1460-3675&quot;},&quot;uri&quot;:[&quot;http://zotero.org/users/1913249/items/Z2VEYGGL&quot;],&quot;id&quot;:9434,&quot;prefix&quot;:&quot;&quot;,&quot;suffix&quot;:&quot;&quot;,&quot;uris&quot;:[&quot;http://zotero.org/users/1913249/items/Z2VEYGGL&quot;]}],&quot;properties&quot;:{&quot;formattedCitation&quot;:&quot;[@pickard_united_2006]&quot;,&quot;noteIndex&quot;:0},&quot;citationID&quot;:&quot;tduetbyb&quot;} RNDnegutrzqtc"/>&lt;Do Zotero Refresh: [@pickard_united_2006]&gt;<text:reference-mark-end text:name="ZOTERO_ITEM CSL_CITATION {&quot;schema&quot;:&quot;https://github.com/citation-style-language/schema/raw/master/csl-citation.json&quot;,&quot;citationItems&quot;:[{&quot;itemData&quot;:{&quot;citation-key&quot;:&quot;pickard_united_2006&quot;,&quot;page&quot;:&quot;315-336&quot;,&quot;issued&quot;:{&quot;date-parts&quot;:[[&quot;2006&quot;,5]]},&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id&quot;:&quot;pickard_united_2006&quot;,&quot;container-title&quot;:&quot;Media, Culture &amp; Society&quot;,&quot;source&quot;:&quot;DOI.org (Crossref)&quot;,&quot;URL&quot;:&quot;http://journals.sagepub.com/doi/10.1177/0163443706061685&quot;,&quot;volume&quot;:&quot;28&quot;,&quot;author&quot;:[{&quot;given&quot;:&quot;Victor W.&quot;,&quot;family&quot;:&quot;Pickard&quot;}],&quot;type&quot;:&quot;article-journal&quot;,&quot;title-short&quot;:&quot;United yet autonomous&quot;,&quot;title&quot;:&quot;United yet autonomous: Indymedia and the struggle to sustain a radical democratic network&quot;,&quot;accessed&quot;:{&quot;date-parts&quot;:[[&quot;2024&quot;,3,11]]},&quot;DOI&quot;:&quot;10.1177/0163443706061685&quot;,&quot;container-title-short&quot;:&quot;Media, Culture &amp; Society&quot;,&quot;language&quot;:&quot;en&quot;,&quot;issue&quot;:&quot;3&quot;,&quot;ISSN&quot;:&quot;0163-4437, 1460-3675&quot;},&quot;uri&quot;:[&quot;http://zotero.org/users/1913249/items/Z2VEYGGL&quot;],&quot;id&quot;:9434,&quot;prefix&quot;:&quot;&quot;,&quot;suffix&quot;:&quot;&quot;,&quot;uris&quot;:[&quot;http://zotero.org/users/1913249/items/Z2VEYGGL&quot;]}],&quot;properties&quot;:{&quot;formattedCitation&quot;:&quot;[@pickard_united_2006]&quot;,&quot;noteIndex&quot;:0},&quot;citationID&quot;:&quot;tduetbyb&quot;} RNDnegutrzqtc"/>.</text:p>
      <text:p text:style-name="Text_20_body">These experiences exposed me to non-hierarchical organising approaches and the decentralised organising principles, which are also an important guidelines for the free software and free culture movements <text:reference-mark-start text:name="ZOTERO_ITEM CSL_CITATION {&quot;schema&quot;:&quot;https://github.com/citation-style-language/schema/raw/master/csl-citation.json&quot;,&quot;citationItems&quot;:[{&quot;itemData&quot;:{&quot;citation-key&quot;:&quot;lessig_free_2004&quot;,&quot;ISBN&quot;:&quot;1-59420-006-8&quot;,&quot;author&quot;:[{&quot;given&quot;:&quot;Lawrence&quot;,&quot;family&quot;:&quot;Lessig&quot;}],&quot;issued&quot;:{&quot;date-parts&quot;:[[&quot;2004&quot;]]},&quot;publisher-place&quot;:&quot;New York&quot;,&quot;number-of-pages&quot;:&quot;345&quot;,&quot;type&quot;:&quot;book&quot;,&quot;title-short&quot;:&quot;Free culture&quot;,&quot;title&quot;:&quot;Free culture: how big media uses technology and the law to lock down culture and control creativity&quot;,&quot;id&quot;:&quot;lessig_free_2004&quot;,&quot;source&quot;:&quot;Library of Congress ISBN&quot;,&quot;call-number&quot;:&quot;KF2979 .L47 2004&quot;,&quot;publisher&quot;:&quot;Penguin Press&quot;,&quot;event-place&quot;:&quot;New York&quot;},&quot;uri&quot;:[&quot;http://zotero.org/users/1913249/items/F5RW69XD&quot;],&quot;id&quot;:423,&quot;prefix&quot;:&quot;&quot;,&quot;suffix&quot;:&quot;&quot;,&quot;uris&quot;:[&quot;http://zotero.org/users/1913249/items/F5RW69XD&quot;]}],&quot;properties&quot;:{&quot;formattedCitation&quot;:&quot;[@lessig_free_2004]&quot;,&quot;noteIndex&quot;:0},&quot;citationID&quot;:&quot;dncbflvo&quot;} RNDtbezfxdzbw"/>&lt;Do Zotero Refresh: [@lessig_free_2004]&gt;<text:reference-mark-end text:name="ZOTERO_ITEM CSL_CITATION {&quot;schema&quot;:&quot;https://github.com/citation-style-language/schema/raw/master/csl-citation.json&quot;,&quot;citationItems&quot;:[{&quot;itemData&quot;:{&quot;citation-key&quot;:&quot;lessig_free_2004&quot;,&quot;ISBN&quot;:&quot;1-59420-006-8&quot;,&quot;author&quot;:[{&quot;given&quot;:&quot;Lawrence&quot;,&quot;family&quot;:&quot;Lessig&quot;}],&quot;issued&quot;:{&quot;date-parts&quot;:[[&quot;2004&quot;]]},&quot;publisher-place&quot;:&quot;New York&quot;,&quot;number-of-pages&quot;:&quot;345&quot;,&quot;type&quot;:&quot;book&quot;,&quot;title-short&quot;:&quot;Free culture&quot;,&quot;title&quot;:&quot;Free culture: how big media uses technology and the law to lock down culture and control creativity&quot;,&quot;id&quot;:&quot;lessig_free_2004&quot;,&quot;source&quot;:&quot;Library of Congress ISBN&quot;,&quot;call-number&quot;:&quot;KF2979 .L47 2004&quot;,&quot;publisher&quot;:&quot;Penguin Press&quot;,&quot;event-place&quot;:&quot;New York&quot;},&quot;uri&quot;:[&quot;http://zotero.org/users/1913249/items/F5RW69XD&quot;],&quot;id&quot;:423,&quot;prefix&quot;:&quot;&quot;,&quot;suffix&quot;:&quot;&quot;,&quot;uris&quot;:[&quot;http://zotero.org/users/1913249/items/F5RW69XD&quot;]}],&quot;properties&quot;:{&quot;formattedCitation&quot;:&quot;[@lessig_free_2004]&quot;,&quot;noteIndex&quot;:0},&quot;citationID&quot;:&quot;dncbflvo&quot;} RNDtbezfxdzbw"/> (INCLUDE OPEN WEB). Inspired by these potential of the tools and 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text:note text:id="ftn0" text:note-class="footnote"><text:note-citation>1</text:note-citation><text:note-body><text:p text:style-name="Footnote">https://en.wikipedia.org/wiki/Undercover_Policing_Inquiry</text:p></text:note-body></text:note>, had infiltrated several activist groups I had been part of. My role in outreach for this movement became very uncomfortable, as it became clear to extent to which our participation in this movement came with hidden risks. Our attempts to create systemic change were being countered with response from the state who were far better resourced than our grassroots movement. The momentum of this movement had been in part by driven by new uses of technology and grass-roots organising processes. However, the open web’s potential for egalitarian and non-corporate publishing was undermined through the “embrace, extend, and extinguish” tactic<text:note text:id="ftn1" text:note-class="footnote"><text:note-citation>2</text:note-citation><text:note-body><text:p text:style-name="Footnote">https://en.wikipedia.org/wiki/Embrace,_extend,_and_extinguish</text:p></text:note-body></text:note>. Concurrently, the open posting Indymedia network suffered from extensive posting of misinformation and ad-hominem attacks from suspicious sources target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2">A Open Web</text:span> <text:note text:id="ftn2" text:note-class="footnote"><text:note-citation>3</text:note-citation><text:note-body><text:p text:style-name="Footnote">http://archive.flossmanuals.net/an-open-web/ </text:p></text:note-body></text:note> a book which celebrated the opportunities provided by open source and decentralised web technology to create a more equalitarian environment of digital participation. The FLOSS Manuals project also connected me to diverse international networks whose work was informed by participatory production and decision making methods. A key network was the Mozilla community where I created documentation, workshops guides and other learning resources with networks of informal educators. This avenue offered a reconnection to the discussing the politics of independent communications in line with an empowerment agenda.</text:p>
      <text:p text:style-name="Text_20_body">Discussion around the launch of a new UK computing curriculum in 2014 championed the possibilities of creative digital production within the classroom (<text:span text:style-name="T1">livingstone2010next?</text:span>). I undertook a masters in Computing and then an PGCE in teaching Computing. As part of my PGCE dissertation I designed and delivered a pilot scheme to teach javascript in playful ways. The learning materials were made available as an OER as part of Mozilla’s online teaching resources <text:note text:id="ftn3" text:note-class="footnote"><text:note-citation>4</text:note-citation><text:note-body><text:p text:style-name="Footnote">https://en.wikipedia.org/wiki/UK_undercover_policing_relationships_scandal</text:p></text:note-body></text:note>. However the constraints of the school context hindered the kind of authentic activities that first attracted me to teaching in Computing in schools. Instead, after completing my PGCE, I joined Manchester Metropolitan University in a role focusing community education partnerships as part of the EdLab project <text:note text:id="ftn4" text:note-class="footnote"><text:note-citation>5</text:note-citation><text:note-body><text:p text:style-name="Footnote">https://web.archive.org/web/20200423162826/http://edlab.org.uk/</text:p></text:note-body></text:note>. This work provided opportunities to pursue creative project based approaches to teaching technology to young people and families. Building on the success of this work, I applied to undertake this PhD study with Education and Social Research Institute of Manchester Metropolitan University (ESRI).</text:p>
      <text:h text:style-name="Heading_20_3" text:outline-level="3"><text:bookmark-start text:name="connecting-my-experience-to-broader-research-themes"/>Connecting my experience to broader research themes<text:bookmark-end text:name="connecting-my-experience-to-broader-research-themes"/></text:h>
      <text:p text:style-name="First_20_paragraph">In this section I outline how these experiences connect to broader research issues on PBL, media and game creation within informal learning environments. Drawing on learner’s interests and creating authentic products is a foundational approach of PBL and is explored in game making context in convincing research. My past aims surrounding empowerment and freedom of expression through DIY music events and protest culture aligns with broader movements who advocate equality of access to digital participatory culture. However, my experiences highlight the barriers to undertaking practical project-based learning (PBL) projects, particularly in a UK computing context, a theme which is explored further in the literature review.</text:p>
      <text:p text:style-name="Text_20_body">The process of being involved in short term systemic change only to suffer later backlash has guided me to help others explore a more critical exploration of their own place within wider systems. This may seem tangential to the activities of participants studies in this research, however such processes of building agency in a fledgling community can be seen as important acts of community participation. A special issue of Mind and Culture <text:reference-mark-start text:name="ZOTERO_ITEM CSL_CITATION {&quot;schema&quot;:&quot;https://github.com/citation-style-language/schema/raw/master/csl-citation.json&quot;,&quot;citationItems&quot;:[{&quot;itemData&quot;:{&quot;citation-key&quot;:&quot;kajamaa_young_2019&quot;,&quot;page&quot;:&quot;201-206&quot;,&quot;issued&quot;:{&quot;date-parts&quot;:[[&quot;2019&quot;,7,3]]},&quot;id&quot;:&quot;kajamaa_young_2019&quot;,&quot;container-title&quot;:&quot;Mind, Culture, and Activity&quot;,&quot;source&quot;:&quot;DOI.org (Crossref)&quot;,&quot;URL&quot;:&quot;https://www.tandfonline.com/doi/full/10.1080/10749039.2019.1652653&quot;,&quot;volume&quot;:&quot;26&quot;,&quot;author&quot;:[{&quot;given&quot;:&quot;Anu&quot;,&quot;family&quot;:&quot;Kajamaa&quot;},{&quot;given&quot;:&quot;Kristiina&quot;,&quot;family&quot;:&quot;Kumpulainen&quot;}],&quot;type&quot;:&quot;article-journal&quot;,&quot;title&quot;:&quot;Young people, digital mediation, and transformative agency, special issue (part 1)&quot;,&quot;accessed&quot;:{&quot;date-parts&quot;:[[&quot;2024&quot;,6,26]]},&quot;DOI&quot;:&quot;10.1080/10749039.2019.1652653&quot;,&quot;container-title-short&quot;:&quot;Mind, Culture, and Activity&quot;,&quot;language&quot;:&quot;en&quot;,&quot;issue&quot;:&quot;3&quot;,&quot;ISSN&quot;:&quot;1074-9039, 1532-7884&quot;},&quot;uri&quot;:[&quot;http://zotero.org/users/1913249/items/NMNI59A8&quot;],&quot;id&quot;:9515,&quot;prefix&quot;:&quot;&quot;,&quot;suffix&quot;:&quot;&quot;,&quot;uris&quot;:[&quot;http://zotero.org/users/1913249/items/NMNI59A8&quot;]}],&quot;properties&quot;:{&quot;formattedCitation&quot;:&quot;[@kajamaa_young_2019]&quot;,&quot;noteIndex&quot;:0},&quot;citationID&quot;:&quot;vjoplrcn&quot;} RNDthzpwtqatv"/>&lt;Do Zotero Refresh: [@kajamaa_young_2019]&gt;<text:reference-mark-end text:name="ZOTERO_ITEM CSL_CITATION {&quot;schema&quot;:&quot;https://github.com/citation-style-language/schema/raw/master/csl-citation.json&quot;,&quot;citationItems&quot;:[{&quot;itemData&quot;:{&quot;citation-key&quot;:&quot;kajamaa_young_2019&quot;,&quot;page&quot;:&quot;201-206&quot;,&quot;issued&quot;:{&quot;date-parts&quot;:[[&quot;2019&quot;,7,3]]},&quot;id&quot;:&quot;kajamaa_young_2019&quot;,&quot;container-title&quot;:&quot;Mind, Culture, and Activity&quot;,&quot;source&quot;:&quot;DOI.org (Crossref)&quot;,&quot;URL&quot;:&quot;https://www.tandfonline.com/doi/full/10.1080/10749039.2019.1652653&quot;,&quot;volume&quot;:&quot;26&quot;,&quot;author&quot;:[{&quot;given&quot;:&quot;Anu&quot;,&quot;family&quot;:&quot;Kajamaa&quot;},{&quot;given&quot;:&quot;Kristiina&quot;,&quot;family&quot;:&quot;Kumpulainen&quot;}],&quot;type&quot;:&quot;article-journal&quot;,&quot;title&quot;:&quot;Young people, digital mediation, and transformative agency, special issue (part 1)&quot;,&quot;accessed&quot;:{&quot;date-parts&quot;:[[&quot;2024&quot;,6,26]]},&quot;DOI&quot;:&quot;10.1080/10749039.2019.1652653&quot;,&quot;container-title-short&quot;:&quot;Mind, Culture, and Activity&quot;,&quot;language&quot;:&quot;en&quot;,&quot;issue&quot;:&quot;3&quot;,&quot;ISSN&quot;:&quot;1074-9039, 1532-7884&quot;},&quot;uri&quot;:[&quot;http://zotero.org/users/1913249/items/NMNI59A8&quot;],&quot;id&quot;:9515,&quot;prefix&quot;:&quot;&quot;,&quot;suffix&quot;:&quot;&quot;,&quot;uris&quot;:[&quot;http://zotero.org/users/1913249/items/NMNI59A8&quot;]}],&quot;properties&quot;:{&quot;formattedCitation&quot;:&quot;[@kajamaa_young_2019]&quot;,&quot;noteIndex&quot;:0},&quot;citationID&quot;:&quot;vjoplrcn&quot;} RNDthzpwtqatv"/> focuses on young people, digital mediation, and transformative agency. This theme is explored by RQ.3 and becomes the guiding principle of Chapter 7.</text:p>
      <text:p text:style-name="Text_20_body">Improvisational approaches present or messiness in my previous work may seem chaotic, the process builds a collective understanding of the problem area among participants. This communal experience of transformative agency also has the potential to mitigate the effects unintended and unwelcome consequences through rapid, responsive adjustment in the course of a project. In addition, I find useful Rogoff’s reflection that initial first impressions of a ‘chaotic’ environment of learning in a community of learners are false impressions that stem from a lack of understanding of the underlying structure of activity <text:reference-mark-start text:name="ZOTERO_ITEM CSL_CITATION {&quot;schema&quot;:&quot;https://github.com/citation-style-language/schema/raw/master/csl-citation.json&quot;,&quot;citationItems&quot;:[{&quot;itemData&quot;:{&quot;citation-key&quot;:&quot;rogoff_developing_nodate&quot;,&quot;type&quot;:&quot;article-journal&quot;,&quot;title&quot;:&quot;Developing Understanding of the Idea of Communities of Learners&quot;,&quot;id&quot;:&quot;rogoff_developing_nodate&quot;,&quot;author&quot;:[{&quot;given&quot;:&quot;Barbara&quot;,&quot;family&quot;:&quot;Rogoff&quot;}],&quot;page&quot;:&quot;22&quot;,&quot;language&quot;:&quot;en&quot;,&quot;source&quot;:&quot;Zotero&quot;},&quot;uri&quot;:[&quot;http://zotero.org/users/1913249/items/RP9AXEP9&quot;],&quot;id&quot;:3885,&quot;locator&quot;:&quot; 219&quot;,&quot;suppress-author&quot;:true,&quot;prefix&quot;:&quot;&quot;,&quot;uris&quot;:[&quot;http://zotero.org/users/1913249/items/RP9AXEP9&quot;]}],&quot;properties&quot;:{&quot;formattedCitation&quot;:&quot;[-@rogoff_developing_nodate, p. 219]&quot;,&quot;noteIndex&quot;:0},&quot;citationID&quot;:&quot;ywvztxzr&quot;} RNDmevxcqgqfs"/>&lt;Do Zotero Refresh: [-@rogoff_developing_nodate, p. 219]&gt;<text:reference-mark-end text:name="ZOTERO_ITEM CSL_CITATION {&quot;schema&quot;:&quot;https://github.com/citation-style-language/schema/raw/master/csl-citation.json&quot;,&quot;citationItems&quot;:[{&quot;itemData&quot;:{&quot;citation-key&quot;:&quot;rogoff_developing_nodate&quot;,&quot;type&quot;:&quot;article-journal&quot;,&quot;title&quot;:&quot;Developing Understanding of the Idea of Communities of Learners&quot;,&quot;id&quot;:&quot;rogoff_developing_nodate&quot;,&quot;author&quot;:[{&quot;given&quot;:&quot;Barbara&quot;,&quot;family&quot;:&quot;Rogoff&quot;}],&quot;page&quot;:&quot;22&quot;,&quot;language&quot;:&quot;en&quot;,&quot;source&quot;:&quot;Zotero&quot;},&quot;uri&quot;:[&quot;http://zotero.org/users/1913249/items/RP9AXEP9&quot;],&quot;id&quot;:3885,&quot;locator&quot;:&quot; 219&quot;,&quot;suppress-author&quot;:true,&quot;prefix&quot;:&quot;&quot;,&quot;uris&quot;:[&quot;http://zotero.org/users/1913249/items/RP9AXEP9&quot;]}],&quot;properties&quot;:{&quot;formattedCitation&quot;:&quot;[-@rogoff_developing_nodate, p. 219]&quot;,&quot;noteIndex&quot;:0},&quot;citationID&quot;:&quot;ywvztxzr&quot;} RNDmevxcqgqfs"/>. These aspects are explored in later chapters in reflections on design based research.</text:p>
      <text:h text:style-name="Heading_20_2" text:outline-level="2"><text:bookmark-start text:name="context"/>2. Context<text:bookmark-end text:name="context"/></text:h>
      <text:p text:style-name="First_20_paragraph">This introduction restricts exploration to two key themes, contextual settings and barriers to participation. Key themes continue to be explored in the literature reviews in Chapter 2.</text:p>
      <text:h text:style-name="Heading_20_3" text:outline-level="3"><text:bookmark-start text:name="context-of-school-based-computing-education-and-game-making"/>Context of School based computing education and game making<text:bookmark-end text:name="context-of-school-based-computing-education-and-game-making"/></text:h>
      <text:p text:style-name="First_20_paragraph">There are several developments which had significant influence over the My engagement with game creation via coding stemmed a consultation with home educators via EdLab partnership work. To align with the interests of parents and children at the consultation asked if we could lead activities which drew on interest in games like Minecraft to start to do computer coding. As I began to investigate games as a medium to explore and create as a playful educational experiencechanging shape of provision on UK digital-focused education in schools. The first is Google leader Eric Schmidt’s speech as a MacTaggart lecture in Edinburgh in 2011 to <text:reference-mark-start text:name="ZOTERO_ITEM CSL_CITATION {&quot;schema&quot;:&quot;https://github.com/citation-style-language/schema/raw/master/csl-citation.json&quot;,&quot;citationItems&quot;:[{&quot;itemData&quot;:{&quot;citation-key&quot;:&quot;robinson_eric_2011&quot;,&quot;URL&quot;:&quot;https://www.theguardian.com/technology/2011/aug/26/eric-schmidt-chairman-google-education&quot;,&quot;author&quot;:[{&quot;given&quot;:&quot;James&quot;,&quot;family&quot;:&quot;Robinson&quot;}],&quot;issued&quot;:{&quot;date-parts&quot;:[[&quot;2011&quot;,8,26]]},&quot;type&quot;:&quot;article-newspaper&quot;,&quot;section&quot;:&quot;Technology&quot;,&quot;title&quot;:&quot;Eric Schmidt, chairman of Google, condemns British education system&quot;,&quot;source&quot;:&quot;The Guardian&quot;,&quot;accessed&quot;:{&quot;date-parts&quot;:[[&quot;2024&quot;,7,11]]},&quot;id&quot;:&quot;robinson_eric_2011&quot;,&quot;container-title&quot;:&quot;The Guardian&quot;,&quot;language&quot;:&quot;en-GB&quot;,&quot;abstract&quot;:&quot;Schmidt criticises division between science and arts and says UK 'should look back to glory days of Victorian era'&quot;,&quot;ISSN&quot;:&quot;0261-3077&quot;},&quot;uri&quot;:[&quot;http://zotero.org/users/1913249/items/3GANAIJH&quot;],&quot;id&quot;:9604,&quot;prefix&quot;:&quot;&quot;,&quot;suffix&quot;:&quot;&quot;,&quot;uris&quot;:[&quot;http://zotero.org/users/1913249/items/3GANAIJH&quot;]}],&quot;properties&quot;:{&quot;formattedCitation&quot;:&quot;[@robinson_eric_2011]&quot;,&quot;noteIndex&quot;:0},&quot;citationID&quot;:&quot;iigbqfqn&quot;} RNDzhoscmpyli"/>&lt;Do Zotero Refresh: [@robinson_eric_2011]&gt;<text:reference-mark-end text:name="ZOTERO_ITEM CSL_CITATION {&quot;schema&quot;:&quot;https://github.com/citation-style-language/schema/raw/master/csl-citation.json&quot;,&quot;citationItems&quot;:[{&quot;itemData&quot;:{&quot;citation-key&quot;:&quot;robinson_eric_2011&quot;,&quot;URL&quot;:&quot;https://www.theguardian.com/technology/2011/aug/26/eric-schmidt-chairman-google-education&quot;,&quot;author&quot;:[{&quot;given&quot;:&quot;James&quot;,&quot;family&quot;:&quot;Robinson&quot;}],&quot;issued&quot;:{&quot;date-parts&quot;:[[&quot;2011&quot;,8,26]]},&quot;type&quot;:&quot;article-newspaper&quot;,&quot;section&quot;:&quot;Technology&quot;,&quot;title&quot;:&quot;Eric Schmidt, chairman of Google, condemns British education system&quot;,&quot;source&quot;:&quot;The Guardian&quot;,&quot;accessed&quot;:{&quot;date-parts&quot;:[[&quot;2024&quot;,7,11]]},&quot;id&quot;:&quot;robinson_eric_2011&quot;,&quot;container-title&quot;:&quot;The Guardian&quot;,&quot;language&quot;:&quot;en-GB&quot;,&quot;abstract&quot;:&quot;Schmidt criticises division between science and arts and says UK 'should look back to glory days of Victorian era'&quot;,&quot;ISSN&quot;:&quot;0261-3077&quot;},&quot;uri&quot;:[&quot;http://zotero.org/users/1913249/items/3GANAIJH&quot;],&quot;id&quot;:9604,&quot;prefix&quot;:&quot;&quot;,&quot;suffix&quot;:&quot;&quot;,&quot;uris&quot;:[&quot;http://zotero.org/users/1913249/items/3GANAIJH&quot;]}],&quot;properties&quot;:{&quot;formattedCitation&quot;:&quot;[@robinson_eric_2011]&quot;,&quot;noteIndex&quot;:0},&quot;citationID&quot;:&quot;iigbqfqn&quot;} RNDzhoscmpyli"/>. This lecture critique the current provision, . It advocated for changes including ….</text:p>
      <text:p text:style-name="Text_20_body">The second was a report “Shut Down or Restart?” by the Royal Society (RSA) [the_royal_society_shut_2012] released in early 2012. The report recommended steering the ICT curriculum towards computer science and programming, proding funding professional development and a greater inclusivity in computing education, and increased partnership work with computing professionals. In the same week Michael Gove an announced the scrapping the ICT curriclum [gove_michael_2012].</text:p>
      <text:p text:style-name="Text_20_body">Finally, the new, <text:span text:style-name="T2">computing</text:span> curriculum was released in 2013 to a mixed response <text:reference-mark-start text:name="ZOTERO_ITEM CSL_CITATION {&quot;schema&quot;:&quot;https://github.com/citation-style-language/schema/raw/master/csl-citation.json&quot;,&quot;citationItems&quot;:[{&quot;itemData&quot;:{&quot;citation-key&quot;:&quot;dfe2013national&quot;,&quot;volume&quot;:&quot;16&quot;,&quot;page&quot;:&quot;2014&quot;,&quot;issued&quot;:{&quot;date-parts&quot;:[[&quot;2013&quot;]]},&quot;type&quot;:&quot;article-journal&quot;,&quot;title&quot;:&quot;National curriculum in England: computing programmes of study&quot;,&quot;id&quot;:&quot;dfe2013national&quot;,&quot;container-title&quot;:&quot;Retrieved July&quot;,&quot;author&quot;:[{&quot;given&quot;:&quot;UK&quot;,&quot;family&quot;:&quot;DFE&quot;}]},&quot;uri&quot;:[&quot;http://zotero.org/users/1913249/items/B2FPAXQA&quot;],&quot;id&quot;:9620,&quot;prefix&quot;:&quot;&quot;,&quot;suffix&quot;:&quot;&quot;,&quot;uris&quot;:[&quot;http://zotero.org/users/1913249/items/B2FPAXQA&quot;]}],&quot;properties&quot;:{&quot;formattedCitation&quot;:&quot;[@dfe2013national]&quot;,&quot;noteIndex&quot;:0},&quot;citationID&quot;:&quot;wlaipvgr&quot;} RNDmmhseqbksr"/>&lt;Do Zotero Refresh: [@dfe2013national]&gt;<text:reference-mark-end text:name="ZOTERO_ITEM CSL_CITATION {&quot;schema&quot;:&quot;https://github.com/citation-style-language/schema/raw/master/csl-citation.json&quot;,&quot;citationItems&quot;:[{&quot;itemData&quot;:{&quot;citation-key&quot;:&quot;dfe2013national&quot;,&quot;volume&quot;:&quot;16&quot;,&quot;page&quot;:&quot;2014&quot;,&quot;issued&quot;:{&quot;date-parts&quot;:[[&quot;2013&quot;]]},&quot;type&quot;:&quot;article-journal&quot;,&quot;title&quot;:&quot;National curriculum in England: computing programmes of study&quot;,&quot;id&quot;:&quot;dfe2013national&quot;,&quot;container-title&quot;:&quot;Retrieved July&quot;,&quot;author&quot;:[{&quot;given&quot;:&quot;UK&quot;,&quot;family&quot;:&quot;DFE&quot;}]},&quot;uri&quot;:[&quot;http://zotero.org/users/1913249/items/B2FPAXQA&quot;],&quot;id&quot;:9620,&quot;prefix&quot;:&quot;&quot;,&quot;suffix&quot;:&quot;&quot;,&quot;uris&quot;:[&quot;http://zotero.org/users/1913249/items/B2FPAXQA&quot;]}],&quot;properties&quot;:{&quot;formattedCitation&quot;:&quot;[@dfe2013national]&quot;,&quot;noteIndex&quot;:0},&quot;citationID&quot;:&quot;wlaipvgr&quot;} RNDmmhseqbksr"/>. While changes had clearly been needed to the GCSE digital landscape, embodied in particular by the <text:span text:style-name="T2">Thomas Telford</text:span> strategy for ontaining 4 GSCEs for learning how to use Microsoft Office products.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citationItems&quot;:[{&quot;itemData&quot;:{&quot;citation-key&quot;:&quot;twining_we_2013&quot;,&quot;URL&quot;:&quot;https://edfutures.net/index.php?title=We_were_consulted&quot;,&quot;author&quot;:[{&quot;given&quot;:&quot;Peter&quot;,&quot;family&quot;:&quot;Twining&quot;}],&quot;issued&quot;:{&quot;date-parts&quot;:[[&quot;2013&quot;]]},&quot;type&quot;:&quot;post-weblog&quot;,&quot;title&quot;:&quot;We were consulted&quot;,&quot;id&quot;:&quot;twining_we_2013&quot;,&quot;container-title&quot;:&quot;EdFutures&quot;,&quot;accessed&quot;:{&quot;date-parts&quot;:[[&quot;2024&quot;,7,11]]}},&quot;uri&quot;:[&quot;http://zotero.org/users/1913249/items/T9KEDSZQ&quot;],&quot;id&quot;:9616,&quot;prefix&quot;:&quot;&quot;,&quot;suffix&quot;:&quot;&quot;,&quot;uris&quot;:[&quot;http://zotero.org/users/1913249/items/T9KEDSZQ&quot;]}],&quot;properties&quot;:{&quot;formattedCitation&quot;:&quot;[@twining_we_2013]&quot;,&quot;noteIndex&quot;:0},&quot;citationID&quot;:&quot;qjepqsit&quot;} RNDfxrqgncgwr"/>&lt;Do Zotero Refresh: [@twining_we_2013]&gt;<text:reference-mark-end text:name="ZOTERO_ITEM CSL_CITATION {&quot;schema&quot;:&quot;https://github.com/citation-style-language/schema/raw/master/csl-citation.json&quot;,&quot;citationItems&quot;:[{&quot;itemData&quot;:{&quot;citation-key&quot;:&quot;twining_we_2013&quot;,&quot;URL&quot;:&quot;https://edfutures.net/index.php?title=We_were_consulted&quot;,&quot;author&quot;:[{&quot;given&quot;:&quot;Peter&quot;,&quot;family&quot;:&quot;Twining&quot;}],&quot;issued&quot;:{&quot;date-parts&quot;:[[&quot;2013&quot;]]},&quot;type&quot;:&quot;post-weblog&quot;,&quot;title&quot;:&quot;We were consulted&quot;,&quot;id&quot;:&quot;twining_we_2013&quot;,&quot;container-title&quot;:&quot;EdFutures&quot;,&quot;accessed&quot;:{&quot;date-parts&quot;:[[&quot;2024&quot;,7,11]]}},&quot;uri&quot;:[&quot;http://zotero.org/users/1913249/items/T9KEDSZQ&quot;],&quot;id&quot;:9616,&quot;prefix&quot;:&quot;&quot;,&quot;suffix&quot;:&quot;&quot;,&quot;uris&quot;:[&quot;http://zotero.org/users/1913249/items/T9KEDSZQ&quot;]}],&quot;properties&quot;:{&quot;formattedCitation&quot;:&quot;[@twining_we_2013]&quot;,&quot;noteIndex&quot;:0},&quot;citationID&quot;:&quot;qjepqsit&quot;} RNDfxrqgncgwr"/>. Preston <text:reference-mark-start text:name="ZOTERO_ITEM CSL_CITATION {&quot;schema&quot;:&quot;https://github.com/citation-style-language/schema/raw/master/csl-citation.json&quot;,&quot;citationItems&quot;:[{&quot;itemData&quot;:{&quot;citation-key&quot;:&quot;preston_re-engineering_2013&quot;,&quot;page&quot;:&quot;42–49&quot;,&quot;issued&quot;:{&quot;date-parts&quot;:[[&quot;2013&quot;,6,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d&quot;:&quot;preston_re-engineering_2013&quot;,&quot;container-title&quot;:&quot;ACM Inroads&quot;,&quot;source&quot;:&quot;ACM Digital Library&quot;,&quot;URL&quot;:&quot;https://doi.org/10.1145/2465085.2465099&quot;,&quot;volume&quot;:&quot;4&quot;,&quot;author&quot;:[{&quot;given&quot;:&quot;Christina&quot;,&quot;family&quot;:&quot;Preston&quot;}],&quot;type&quot;:&quot;article-journal&quot;,&quot;accessed&quot;:{&quot;date-parts&quot;:[[&quot;2024&quot;,7,11]]},&quot;DOI&quot;:&quot;10.1145/2465085.2465099&quot;,&quot;title-short&quot;:&quot;Re-engineering the ICT profession&quot;,&quot;title&quot;:&quot;Re-engineering the ICT profession: a global call for collective action&quot;,&quot;issue&quot;:&quot;2&quot;,&quot;ISSN&quot;:&quot;2153-2184&quot;},&quot;uri&quot;:[&quot;http://zotero.org/users/1913249/items/6T7NR2QM&quot;],&quot;id&quot;:9625,&quot;prefix&quot;:&quot;&quot;,&quot;suffix&quot;:&quot;&quot;,&quot;uris&quot;:[&quot;http://zotero.org/users/1913249/items/6T7NR2QM&quot;]}],&quot;properties&quot;:{&quot;formattedCitation&quot;:&quot;[@preston_re-engineering_2013]&quot;,&quot;noteIndex&quot;:0},&quot;citationID&quot;:&quot;ccjoprhu&quot;} RNDhiezaviely"/>&lt;Do Zotero Refresh: [@preston_re-engineering_2013]&gt;<text:reference-mark-end text:name="ZOTERO_ITEM CSL_CITATION {&quot;schema&quot;:&quot;https://github.com/citation-style-language/schema/raw/master/csl-citation.json&quot;,&quot;citationItems&quot;:[{&quot;itemData&quot;:{&quot;citation-key&quot;:&quot;preston_re-engineering_2013&quot;,&quot;page&quot;:&quot;42–49&quot;,&quot;issued&quot;:{&quot;date-parts&quot;:[[&quot;2013&quot;,6,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d&quot;:&quot;preston_re-engineering_2013&quot;,&quot;container-title&quot;:&quot;ACM Inroads&quot;,&quot;source&quot;:&quot;ACM Digital Library&quot;,&quot;URL&quot;:&quot;https://doi.org/10.1145/2465085.2465099&quot;,&quot;volume&quot;:&quot;4&quot;,&quot;author&quot;:[{&quot;given&quot;:&quot;Christina&quot;,&quot;family&quot;:&quot;Preston&quot;}],&quot;type&quot;:&quot;article-journal&quot;,&quot;accessed&quot;:{&quot;date-parts&quot;:[[&quot;2024&quot;,7,11]]},&quot;DOI&quot;:&quot;10.1145/2465085.2465099&quot;,&quot;title-short&quot;:&quot;Re-engineering the ICT profession&quot;,&quot;title&quot;:&quot;Re-engineering the ICT profession: a global call for collective action&quot;,&quot;issue&quot;:&quot;2&quot;,&quot;ISSN&quot;:&quot;2153-2184&quot;},&quot;uri&quot;:[&quot;http://zotero.org/users/1913249/items/6T7NR2QM&quot;],&quot;id&quot;:9625,&quot;prefix&quot;:&quot;&quot;,&quot;suffix&quot;:&quot;&quot;,&quot;uris&quot;:[&quot;http://zotero.org/users/1913249/items/6T7NR2QM&quot;]}],&quot;properties&quot;:{&quot;formattedCitation&quot;:&quot;[@preston_re-engineering_2013]&quot;,&quot;noteIndex&quot;:0},&quot;citationID&quot;:&quot;ccjoprhu&quot;} RNDhiezaviely"/> echos Twining’s concern that Gove echoing of Schmidt’s critique was misjudged Gove, based on a breadth and depth of good practice in the sector FLESH OUT.</text:p>
      <text:p text:style-name="Text_20_body">Kemp and colleagues <text:reference-mark-start text:name="ZOTERO_ITEM CSL_CITATION {&quot;schema&quot;:&quot;https://github.com/citation-style-language/schema/raw/master/csl-citation.json&quot;,&quot;citationItems&quot;:[{&quot;itemData&quot;:{&quot;citation-key&quot;:&quot;kemp_considerations_2024&quot;,&quot;publisher&quot;:&quot;King's College London and University of Reading&quot;,&quot;issued&quot;:{&quot;date-parts&quot;:[[&quot;2024&quot;]]},&quot;type&quot;:&quot;report&quot;,&quot;title&quot;:&quot;The future of computing education: Considerations for policy, curriculum and practice.&quot;,&quot;language&quot;:&quot;en&quot;,&quot;author&quot;:[{&quot;given&quot;:&quot;Peter&quot;,&quot;family&quot;:&quot;Kemp&quot;},{&quot;given&quot;:&quot;Billy&quot;,&quot;family&quot;:&quot;Wong&quot;},{&quot;given&quot;:&quot;Jessica&quot;,&quot;family&quot;:&quot;Hamer&quot;},{&quot;given&quot;:&quot;Meggie&quot;,&quot;family&quot;:&quot;Copsey-Blake&quot;}],&quot;id&quot;:&quot;kemp_considerations_2024&quot;,&quot;source&quot;:&quot;Zotero&quot;},&quot;uri&quot;:[&quot;http://zotero.org/users/1913249/items/8U6BXM7H&quot;],&quot;id&quot;:9555,&quot;prefix&quot;:&quot;&quot;,&quot;suppress-author&quot;:true,&quot;suffix&quot;:&quot;&quot;,&quot;uris&quot;:[&quot;http://zotero.org/users/1913249/items/8U6BXM7H&quot;]}],&quot;properties&quot;:{&quot;formattedCitation&quot;:&quot;[-@kemp_considerations_2024]&quot;,&quot;noteIndex&quot;:0},&quot;citationID&quot;:&quot;xtsdrjuy&quot;} RNDxwfuohxxwm"/>&lt;Do Zotero Refresh: [-@kemp_considerations_2024]&gt;<text:reference-mark-end text:name="ZOTERO_ITEM CSL_CITATION {&quot;schema&quot;:&quot;https://github.com/citation-style-language/schema/raw/master/csl-citation.json&quot;,&quot;citationItems&quot;:[{&quot;itemData&quot;:{&quot;citation-key&quot;:&quot;kemp_considerations_2024&quot;,&quot;publisher&quot;:&quot;King's College London and University of Reading&quot;,&quot;issued&quot;:{&quot;date-parts&quot;:[[&quot;2024&quot;]]},&quot;type&quot;:&quot;report&quot;,&quot;title&quot;:&quot;The future of computing education: Considerations for policy, curriculum and practice.&quot;,&quot;language&quot;:&quot;en&quot;,&quot;author&quot;:[{&quot;given&quot;:&quot;Peter&quot;,&quot;family&quot;:&quot;Kemp&quot;},{&quot;given&quot;:&quot;Billy&quot;,&quot;family&quot;:&quot;Wong&quot;},{&quot;given&quot;:&quot;Jessica&quot;,&quot;family&quot;:&quot;Hamer&quot;},{&quot;given&quot;:&quot;Meggie&quot;,&quot;family&quot;:&quot;Copsey-Blake&quot;}],&quot;id&quot;:&quot;kemp_considerations_2024&quot;,&quot;source&quot;:&quot;Zotero&quot;},&quot;uri&quot;:[&quot;http://zotero.org/users/1913249/items/8U6BXM7H&quot;],&quot;id&quot;:9555,&quot;prefix&quot;:&quot;&quot;,&quot;suppress-author&quot;:true,&quot;suffix&quot;:&quot;&quot;,&quot;uris&quot;:[&quot;http://zotero.org/users/1913249/items/8U6BXM7H&quot;]}],&quot;properties&quot;:{&quot;formattedCitation&quot;:&quot;[-@kemp_considerations_2024]&quot;,&quot;noteIndex&quot;:0},&quot;citationID&quot;:&quot;xtsdrjuy&quot;} RNDxwfuohxxwm"/> recent report, the future of computing education, confirms some of the initial concerns of those active in the sector about the new curriculum and related exams. The report outlines the disparity and dropping numbers of update of digital related qualifications. A previous report, “After the Reboot” <text:reference-mark-start text:name="ZOTERO_ITEM CSL_CITATION {&quot;schema&quot;:&quot;https://github.com/citation-style-language/schema/raw/master/csl-citation.json&quot;,&quot;citationItems&quot;:[{&quot;itemData&quot;:{&quot;citation-key&quot;:&quot;waite_pedagogy_2017&quot;,&quot;URL&quot;:&quot;https://royalsociety.org/%7E/media/policy/projects/computing-education/literature-review-pedagogy-in-teaching.pdf&quot;,&quot;page&quot;:&quot;90&quot;,&quot;issued&quot;:{&quot;date-parts&quot;:[[&quot;2017&quot;]]},&quot;type&quot;:&quot;report&quot;,&quot;title&quot;:&quot;Pedagogy in teaching Computer Science in schools: A Literature Review&quot;,&quot;language&quot;:&quot;en&quot;,&quot;author&quot;:[{&quot;given&quot;:&quot;Jane&quot;,&quot;family&quot;:&quot;Waite&quot;}],&quot;publisher&quot;:&quot;Royal Society&quot;,&quot;id&quot;:&quot;waite_pedagogy_2017&quot;,&quot;source&quot;:&quot;Zotero&quot;},&quot;uri&quot;:[&quot;http://zotero.org/users/1913249/items/R4M4KKC8&quot;],&quot;id&quot;:3869,&quot;prefix&quot;:&quot;&quot;,&quot;suffix&quot;:&quot;&quot;,&quot;uris&quot;:[&quot;http://zotero.org/users/1913249/items/R4M4KKC8&quot;]}],&quot;properties&quot;:{&quot;formattedCitation&quot;:&quot;[@waite_pedagogy_2017]&quot;,&quot;noteIndex&quot;:0},&quot;citationID&quot;:&quot;oehwmmwm&quot;} RNDhersdpmvse"/>&lt;Do Zotero Refresh: [@waite_pedagogy_2017]&gt;<text:reference-mark-end text:name="ZOTERO_ITEM CSL_CITATION {&quot;schema&quot;:&quot;https://github.com/citation-style-language/schema/raw/master/csl-citation.json&quot;,&quot;citationItems&quot;:[{&quot;itemData&quot;:{&quot;citation-key&quot;:&quot;waite_pedagogy_2017&quot;,&quot;URL&quot;:&quot;https://royalsociety.org/%7E/media/policy/projects/computing-education/literature-review-pedagogy-in-teaching.pdf&quot;,&quot;page&quot;:&quot;90&quot;,&quot;issued&quot;:{&quot;date-parts&quot;:[[&quot;2017&quot;]]},&quot;type&quot;:&quot;report&quot;,&quot;title&quot;:&quot;Pedagogy in teaching Computer Science in schools: A Literature Review&quot;,&quot;language&quot;:&quot;en&quot;,&quot;author&quot;:[{&quot;given&quot;:&quot;Jane&quot;,&quot;family&quot;:&quot;Waite&quot;}],&quot;publisher&quot;:&quot;Royal Society&quot;,&quot;id&quot;:&quot;waite_pedagogy_2017&quot;,&quot;source&quot;:&quot;Zotero&quot;},&quot;uri&quot;:[&quot;http://zotero.org/users/1913249/items/R4M4KKC8&quot;],&quot;id&quot;:3869,&quot;prefix&quot;:&quot;&quot;,&quot;suffix&quot;:&quot;&quot;,&quot;uris&quot;:[&quot;http://zotero.org/users/1913249/items/R4M4KKC8&quot;]}],&quot;properties&quot;:{&quot;formattedCitation&quot;:&quot;[@waite_pedagogy_2017]&quot;,&quot;noteIndex&quot;:0},&quot;citationID&quot;:&quot;oehwmmwm&quot;} RNDhersdpmvse"/>, also contained had already found that girls, ethnic minorities, and students of lower socio-economic status were all less likely to take computing as a subject at GCSE level citing cultural issues, a well as the issue of relative hardness of the subject. The report <text:reference-mark-start text:name="ZOTERO_ITEM CSL_CITATION {&quot;schema&quot;:&quot;https://github.com/citation-style-language/schema/raw/master/csl-citation.json&quot;,&quot;citationItems&quot;:[{&quot;itemData&quot;:{&quot;citation-key&quot;:&quot;waite_pedagogy_2017&quot;,&quot;URL&quot;:&quot;https://royalsociety.org/%7E/media/policy/projects/computing-education/literature-review-pedagogy-in-teaching.pdf&quot;,&quot;page&quot;:&quot;90&quot;,&quot;issued&quot;:{&quot;date-parts&quot;:[[&quot;2017&quot;]]},&quot;type&quot;:&quot;report&quot;,&quot;title&quot;:&quot;Pedagogy in teaching Computer Science in schools: A Literature Review&quot;,&quot;language&quot;:&quot;en&quot;,&quot;author&quot;:[{&quot;given&quot;:&quot;Jane&quot;,&quot;family&quot;:&quot;Waite&quot;}],&quot;publisher&quot;:&quot;Royal Society&quot;,&quot;id&quot;:&quot;waite_pedagogy_2017&quot;,&quot;source&quot;:&quot;Zotero&quot;},&quot;uri&quot;:[&quot;http://zotero.org/users/1913249/items/R4M4KKC8&quot;],&quot;id&quot;:3869,&quot;prefix&quot;:&quot;&quot;,&quot;suffix&quot;:&quot;&quot;,&quot;uris&quot;:[&quot;http://zotero.org/users/1913249/items/R4M4KKC8&quot;]}],&quot;properties&quot;:{&quot;formattedCitation&quot;:&quot;[@waite_pedagogy_2017]&quot;,&quot;noteIndex&quot;:0},&quot;citationID&quot;:&quot;fmddjiyx&quot;} RNDqvvmikrpgd"/>&lt;Do Zotero Refresh: [@waite_pedagogy_2017]&gt;<text:reference-mark-end text:name="ZOTERO_ITEM CSL_CITATION {&quot;schema&quot;:&quot;https://github.com/citation-style-language/schema/raw/master/csl-citation.json&quot;,&quot;citationItems&quot;:[{&quot;itemData&quot;:{&quot;citation-key&quot;:&quot;waite_pedagogy_2017&quot;,&quot;URL&quot;:&quot;https://royalsociety.org/%7E/media/policy/projects/computing-education/literature-review-pedagogy-in-teaching.pdf&quot;,&quot;page&quot;:&quot;90&quot;,&quot;issued&quot;:{&quot;date-parts&quot;:[[&quot;2017&quot;]]},&quot;type&quot;:&quot;report&quot;,&quot;title&quot;:&quot;Pedagogy in teaching Computer Science in schools: A Literature Review&quot;,&quot;language&quot;:&quot;en&quot;,&quot;author&quot;:[{&quot;given&quot;:&quot;Jane&quot;,&quot;family&quot;:&quot;Waite&quot;}],&quot;publisher&quot;:&quot;Royal Society&quot;,&quot;id&quot;:&quot;waite_pedagogy_2017&quot;,&quot;source&quot;:&quot;Zotero&quot;},&quot;uri&quot;:[&quot;http://zotero.org/users/1913249/items/R4M4KKC8&quot;],&quot;id&quot;:3869,&quot;prefix&quot;:&quot;&quot;,&quot;suffix&quot;:&quot;&quot;,&quot;uris&quot;:[&quot;http://zotero.org/users/1913249/items/R4M4KKC8&quot;]}],&quot;properties&quot;:{&quot;formattedCitation&quot;:&quot;[@waite_pedagogy_2017]&quot;,&quot;noteIndex&quot;:0},&quot;citationID&quot;:&quot;fmddjiyx&quot;} RNDqvvmikrpgd"/> explored game making as a way of increasing engagement in the process of coding. The review highlighted several areas of promise which needed more research: using games for engagement, use of design patterns, and the involvement of girls in coding and social and cultural aspects of coding. Game making aligns well with the principles of inclusive practices and project-based learning (PBL) through providing learner choice, authentic and shareable project outcomes, and iterative projects work supporting student mastery. However, despite the report’s advocacy for game making and other digital projects to mitigate issues of exclusion, the structural limitations of the curriculum and computing exams remain. Other practical responses to contextual challenges are explored in Chapter 2.</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mplications of the UK computing in schools scenario, belie some of the concurrent positivity associated with digital making, specifically in the form on new software and hardware available. The reduction in participation in digital qualifications after the curriculum changes can be viewed as a testament to the mismatch of the curriculum to the possibilities offered by following opportunities. The compact, cheap, and hackable Raspberry Pi computer opened new avenues for physical computing using the accessible Python language. MIT release a Scratch 2.0, an block-coding creative programming tool for novices, in early 2013. The new version featured an online editor and features to greatly enhance online community interaction, including remixing existing projects. Creative ‘sandbox’ games like Minecraft were adapted by educators, building on their educational potential to develop design skills in a playful environment. Other accessible hardware merged the potential of web-based block coding and simple physical computing (for examples in context see Makey Makey and Microbit). For more advanced learners, free to access web-based courses on authentic, text-based programming languages like Python and JavaScript added interactive elements to scaffold and motivate the acquisition of coding concepts and practical coding skills. A key example is Code Academy.</text:p>
      <text:p text:style-name="Text_20_body">These tools and practices <text:span text:style-name="T2">free</text:span> both in terms of cost and their use of open copyright licences, a characteristic which aided the success of their proliferation. The engagement of many teachers and enthusiast volunteers in these is documented the proliferation of videos, blog posts, and other resources sharing novel practice. The ground swell of community activity contributed to an already active Maker Movement in a way which well illustrated by events like Liverpool MakeFest which and Raspberry Jam events. These grassroots events brought together teachers, professionals, young people and their families to engage with diverse new technology in playful, empowering and technically challenging ways.</text:p>
      <text:p text:style-name="Text_20_body">The value of these informal spaces and approaches</text:p>
      <text:h text:style-name="Heading_20_4" text:outline-level="4"><text:bookmark-start text:name="home-education-settings-as-a-site-of-research"/>Home education settings as a site of research<text:bookmark-end text:name="home-education-settings-as-a-site-of-research"/></text:h>
      <text:p text:style-name="First_20_paragraph">While home education is not a core focus of this research it is a significant contextual factor in the research process. As such, I address core contextual factors that impact this study here. Research in schools settings is sometimes hampered by practical aspects of access involving issues including: timetable considerations, lack of time for external projects. Adding undergraduate students to the the process adds further timetabling complexities. These factors are gladly lacking in working with home educating families. As well as greater access, an alignment with the needs of participants was also a strong motivating factor in working with home educators. While, home educators motivations are explored more broadly in Chapter 2 <text:reference-mark-start text:name="ZOTERO_ITEM CSL_CITATION {&quot;schema&quot;:&quot;https://github.com/citation-style-language/schema/raw/master/csl-citation.json&quot;,&quot;citationItems&quot;:[{&quot;itemData&quot;:{&quot;citation-key&quot;:&quot;fensham-smith_invisible_2021&quot;,&quot;page&quot;:&quot;5-27&quot;,&quot;issued&quot;:{&quot;date-parts&quot;:[[&quot;2021&quot;,6,1]]},&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container-title&quot;:&quot;Journal of Pedagogy&quot;,&quot;source&quot;:&quot;DOI.org (Crossref)&quot;,&quot;URL&quot;:&quot;https://www.sciendo.com/article/10.2478/jped-2021-0001&quot;,&quot;volume&quot;:&quot;12&quot;,&quot;author&quot;:[{&quot;given&quot;:&quot;Amber Joy&quot;,&quot;family&quot;:&quot;Fensham-Smith&quot;}],&quot;type&quot;:&quot;article-journal&quot;,&quot;title-short&quot;:&quot;Invisible pedagogies in home education&quot;,&quot;accessed&quot;:{&quot;date-parts&quot;:[[&quot;2023&quot;,10,2]]},&quot;DOI&quot;:&quot;10.2478/jped-2021-0001&quot;,&quot;title&quot;:&quot;Invisible pedagogies in home education: Freedom, power and control&quot;,&quot;language&quot;:&quot;en&quot;,&quot;issue&quot;:&quot;1&quot;,&quot;ISSN&quot;:&quot;1338-1563&quot;},&quot;uri&quot;:[&quot;http://zotero.org/users/1913249/items/F748Z3W8&quot;],&quot;id&quot;:8983,&quot;prefix&quot;:&quot;&quot;,&quot;suffix&quot;:&quot;&quot;,&quot;uris&quot;:[&quot;http://zotero.org/users/1913249/items/F748Z3W8&quot;]}],&quot;properties&quot;:{&quot;formattedCitation&quot;:&quot;[@fensham-smith_invisible_2021]&quot;,&quot;noteIndex&quot;:0},&quot;citationID&quot;:&quot;bcqjhicl&quot;} RNDypgrtmewqn"/>&lt;Do Zotero Refresh: [@fensham-smith_invisible_2021]&gt;<text:reference-mark-end text:name="ZOTERO_ITEM CSL_CITATION {&quot;schema&quot;:&quot;https://github.com/citation-style-language/schema/raw/master/csl-citation.json&quot;,&quot;citationItems&quot;:[{&quot;itemData&quot;:{&quot;citation-key&quot;:&quot;fensham-smith_invisible_2021&quot;,&quot;page&quot;:&quot;5-27&quot;,&quot;issued&quot;:{&quot;date-parts&quot;:[[&quot;2021&quot;,6,1]]},&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container-title&quot;:&quot;Journal of Pedagogy&quot;,&quot;source&quot;:&quot;DOI.org (Crossref)&quot;,&quot;URL&quot;:&quot;https://www.sciendo.com/article/10.2478/jped-2021-0001&quot;,&quot;volume&quot;:&quot;12&quot;,&quot;author&quot;:[{&quot;given&quot;:&quot;Amber Joy&quot;,&quot;family&quot;:&quot;Fensham-Smith&quot;}],&quot;type&quot;:&quot;article-journal&quot;,&quot;title-short&quot;:&quot;Invisible pedagogies in home education&quot;,&quot;accessed&quot;:{&quot;date-parts&quot;:[[&quot;2023&quot;,10,2]]},&quot;DOI&quot;:&quot;10.2478/jped-2021-0001&quot;,&quot;title&quot;:&quot;Invisible pedagogies in home education: Freedom, power and control&quot;,&quot;language&quot;:&quot;en&quot;,&quot;issue&quot;:&quot;1&quot;,&quot;ISSN&quot;:&quot;1338-1563&quot;},&quot;uri&quot;:[&quot;http://zotero.org/users/1913249/items/F748Z3W8&quot;],&quot;id&quot;:8983,&quot;prefix&quot;:&quot;&quot;,&quot;suffix&quot;:&quot;&quot;,&quot;uris&quot;:[&quot;http://zotero.org/users/1913249/items/F748Z3W8&quot;]}],&quot;properties&quot;:{&quot;formattedCitation&quot;:&quot;[@fensham-smith_invisible_2021]&quot;,&quot;noteIndex&quot;:0},&quot;citationID&quot;:&quot;bcqjhicl&quot;} RNDypgrtmewqn"/>,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 example, to promote computer coding.</text:p>
      <text:h text:style-name="Heading_20_3" text:outline-level="3"><text:bookmark-start text:name="overview-of-barriers-to-game-making-which-apply-to-both-formal-and-non-formal-environments"/>Overview of barriers to game making which apply to both formal and non-formal environments<text:bookmark-end text:name="overview-of-barriers-to-game-making-which-apply-to-both-formal-and-non-formal-environments"/></text:h>
      <text:p text:style-name="First_20_paragraph">While the previous sections have addressed some of the opportunities and benefits of engaging in digital game making, there are significant barriers to undertaking game making in both formal and informal contexts to varied extents. The following section gives an overview of key issues related to the context of this study. Technical barriers are present in coding games to do with issues of difficulty associated with computer coding. In addition economic barriers can prevent access to the software, hardware or social environments needed to develop as a game maker. Barriers associated with identity is a prevalent stream in research in this area and is explored in greater detail in Chatper 2.</text:p>
      <text:h text:style-name="Heading_20_2" text:outline-level="2"><text:bookmark-start text:name="research-objectives-and-questions"/>3. Research objectives and questions<text:bookmark-end text:name="research-objectives-and-questions"/></text:h>
      <text:h text:style-name="Heading_20_3" text:outline-level="3"><text:bookmark-start text:name="research-objectives-recap-of-motivation"/>Research objectives &amp; Recap of motivation<text:bookmark-end text:name="research-objectives-recap-of-motivation"/></text:h>
      <text:p text:style-name="First_20_paragraph">One motivation is to better understand my practice as an activist, community worker and educator. As a digital media workshop facilitator, what is happening in moments of controlled chaos that I seek to foster?</text:p>
      <text:p text:style-name="Text_20_body">A large number of papers which papers and publications were published especially in the 2010’s on the benefits of game making for learning. Many fewer paper detained any methodology on the specifics of how to get learners starting coding their own games, although some are detailed in Chapter 2. Additionally, many of the technologies used in past studies are not longer practical to use. While less academic research is currently being published in this area, new software and contexts to make and play games offer new pedagogical possibilities emerge regularly and merit investigation.</text:p>
      <text:p text:style-name="Text_20_body">A wider goal is the research is to reflect on experiences of developing agency within a non-formal community. As a practitioner, while I had a sense of what success felt like in creative media project work, I lacked clear language to communicate this either in the academic or practice based settings. At that time, In my involvement in a range of training and community projects, I used terms like empowerment and promoting learners choice.</text:p>
      <text:p text:style-name="Text_20_body">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schema&quot;:&quot;https://github.com/citation-style-language/schema/raw/master/csl-citation.json&quot;,&quot;citationItems&quot;:[{&quot;itemData&quot;:{&quot;citation-key&quot;:&quot;huang_autonomy_2013&quot;,&quot;URL&quot;:&quot;https://www.degruyter.com/document/doi/10.1515/cjal-2013-0002/html&quot;,&quot;volume&quot;:&quot;36&quot;,&quot;author&quot;:[{&quot;given&quot;:&quot;Jing (Peter)&quot;,&quot;family&quot;:&quot;Huang&quot;},{&quot;given&quot;:&quot;Phil&quot;,&quot;family&quot;:&quot;Benson&quot;}],&quot;issued&quot;:{&quot;date-parts&quot;:[[&quot;2013&quot;,1,2]]},&quot;source&quot;:&quot;DOI.org (Crossref)&quot;,&quot;title&quot;:&quot;Autonomy, Agency and Identity in Foreign and Second Language Education&quot;,&quot;type&quot;:&quot;article-journal&quot;,&quot;language&quot;:&quot;en&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container-title&quot;:&quot;Chinese Journal of Applied Linguistics&quot;,&quot;accessed&quot;:{&quot;date-parts&quot;:[[&quot;2023&quot;,6,19]]},&quot;id&quot;:&quot;huang_autonomy_2013&quot;,&quot;ISSN&quot;:&quot;2192-9513, 2192-9505&quot;},&quot;uri&quot;:[&quot;http://zotero.org/users/1913249/items/PSMR8LFN&quot;],&quot;id&quot;:8822,&quot;prefix&quot;:&quot;&quot;,&quot;suffix&quot;:&quot;&quot;,&quot;uris&quot;:[&quot;http://zotero.org/users/1913249/items/PSMR8LFN&quot;]},{&quot;itemData&quot;:{&quot;citation-key&quot;:&quot;matusov_mapping_2016&quot;,&quot;page&quot;:&quot;420-446&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container-title&quot;:&quot;Integrative Psychological and Behavioral Science&quot;,&quot;source&quot;:&quot;Springer Link&quot;,&quot;URL&quot;:&quot;https://doi.org/10.1007/s12124-015-9336-0&quot;,&quot;volume&quot;:&quot;50&quot;,&quot;author&quot;:[{&quot;given&quot;:&quot;Eugene&quot;,&quot;family&quot;:&quot;Matusov&quot;},{&quot;given&quot;:&quot;Katherine&quot;,&quot;non-dropping-particle&quot;:&quot;von&quot;,&quot;family&quot;:&quot;Duyke&quot;},{&quot;given&quot;:&quot;Shakhnoza&quot;,&quot;family&quot;:&quot;Kayumova&quot;}],&quot;type&quot;:&quot;article-journal&quot;,&quot;language&quot;:&quot;en&quot;,&quot;accessed&quot;:{&quot;date-parts&quot;:[[&quot;2023&quot;,6,19]]},&quot;DOI&quot;:&quot;10.1007/s12124-015-9336-0&quot;,&quot;container-title-short&quot;:&quot;Integr. psych. behav.&quot;,&quot;title&quot;:&quot;Mapping Concepts of Agency in Educational Contexts&quot;,&quot;issue&quot;:&quot;3&quot;,&quot;ISSN&quot;:&quot;1936-3567&quot;},&quot;uri&quot;:[&quot;http://zotero.org/users/1913249/items/ZU33LZ9E&quot;],&quot;id&quot;:8819,&quot;prefix&quot;:&quot;&quot;,&quot;suffix&quot;:&quot;&quot;,&quot;uris&quot;:[&quot;http://zotero.org/users/1913249/items/ZU33LZ9E&quot;]}],&quot;properties&quot;:{&quot;formattedCitation&quot;:&quot;[@huang_autonomy_2013; @matusov_mapping_2016]&quot;,&quot;noteIndex&quot;:0},&quot;citationID&quot;:&quot;folvkgis&quot;} RNDqzixdkauuh"/>&lt;Do Zotero Refresh: [@huang_autonomy_2013; @matusov_mapping_2016]&gt;<text:reference-mark-end text:name="ZOTERO_ITEM CSL_CITATION {&quot;schema&quot;:&quot;https://github.com/citation-style-language/schema/raw/master/csl-citation.json&quot;,&quot;citationItems&quot;:[{&quot;itemData&quot;:{&quot;citation-key&quot;:&quot;huang_autonomy_2013&quot;,&quot;URL&quot;:&quot;https://www.degruyter.com/document/doi/10.1515/cjal-2013-0002/html&quot;,&quot;volume&quot;:&quot;36&quot;,&quot;author&quot;:[{&quot;given&quot;:&quot;Jing (Peter)&quot;,&quot;family&quot;:&quot;Huang&quot;},{&quot;given&quot;:&quot;Phil&quot;,&quot;family&quot;:&quot;Benson&quot;}],&quot;issued&quot;:{&quot;date-parts&quot;:[[&quot;2013&quot;,1,2]]},&quot;source&quot;:&quot;DOI.org (Crossref)&quot;,&quot;title&quot;:&quot;Autonomy, Agency and Identity in Foreign and Second Language Education&quot;,&quot;type&quot;:&quot;article-journal&quot;,&quot;language&quot;:&quot;en&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container-title&quot;:&quot;Chinese Journal of Applied Linguistics&quot;,&quot;accessed&quot;:{&quot;date-parts&quot;:[[&quot;2023&quot;,6,19]]},&quot;id&quot;:&quot;huang_autonomy_2013&quot;,&quot;ISSN&quot;:&quot;2192-9513, 2192-9505&quot;},&quot;uri&quot;:[&quot;http://zotero.org/users/1913249/items/PSMR8LFN&quot;],&quot;id&quot;:8822,&quot;prefix&quot;:&quot;&quot;,&quot;suffix&quot;:&quot;&quot;,&quot;uris&quot;:[&quot;http://zotero.org/users/1913249/items/PSMR8LFN&quot;]},{&quot;itemData&quot;:{&quot;citation-key&quot;:&quot;matusov_mapping_2016&quot;,&quot;page&quot;:&quot;420-446&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container-title&quot;:&quot;Integrative Psychological and Behavioral Science&quot;,&quot;source&quot;:&quot;Springer Link&quot;,&quot;URL&quot;:&quot;https://doi.org/10.1007/s12124-015-9336-0&quot;,&quot;volume&quot;:&quot;50&quot;,&quot;author&quot;:[{&quot;given&quot;:&quot;Eugene&quot;,&quot;family&quot;:&quot;Matusov&quot;},{&quot;given&quot;:&quot;Katherine&quot;,&quot;non-dropping-particle&quot;:&quot;von&quot;,&quot;family&quot;:&quot;Duyke&quot;},{&quot;given&quot;:&quot;Shakhnoza&quot;,&quot;family&quot;:&quot;Kayumova&quot;}],&quot;type&quot;:&quot;article-journal&quot;,&quot;language&quot;:&quot;en&quot;,&quot;accessed&quot;:{&quot;date-parts&quot;:[[&quot;2023&quot;,6,19]]},&quot;DOI&quot;:&quot;10.1007/s12124-015-9336-0&quot;,&quot;container-title-short&quot;:&quot;Integr. psych. behav.&quot;,&quot;title&quot;:&quot;Mapping Concepts of Agency in Educational Contexts&quot;,&quot;issue&quot;:&quot;3&quot;,&quot;ISSN&quot;:&quot;1936-3567&quot;},&quot;uri&quot;:[&quot;http://zotero.org/users/1913249/items/ZU33LZ9E&quot;],&quot;id&quot;:8819,&quot;prefix&quot;:&quot;&quot;,&quot;suffix&quot;:&quot;&quot;,&quot;uris&quot;:[&quot;http://zotero.org/users/1913249/items/ZU33LZ9E&quot;]}],&quot;properties&quot;:{&quot;formattedCitation&quot;:&quot;[@huang_autonomy_2013; @matusov_mapping_2016]&quot;,&quot;noteIndex&quot;:0},&quot;citationID&quot;:&quot;folvkgis&quot;} RNDqzixdkauuh"/>. In chapter 3, this study explores the following terms to guide later analysis: instrumental agency; relational agency ; and authorial agency.</text:p>
      <text:h text:style-name="Heading_20_3" text:outline-level="3"><text:bookmark-start text:name="research-questions---july-2024-1"/>Research Questions - July 2024<text:bookmark-end text:name="research-questions---july-2024-1"/></text:h>
      <text:list text:style-name="L15">
        <text:list-item>
          <text:p text:style-name="P15">What contradictions arose in participation in this research’s game coding processes and what pedagogical tools and processes are available to address these contradictions?</text:p>
        </text:list-item>
        <text:list-item>
          <text:p text:style-name="P15">How can game design patterns support the development of computational fluency in novices?</text:p>
        </text:list-item>
        <text:list-item>
          <text:p text:style-name="P15">How can learners build agency in an evolving community of game makers?</text:p>
        </text:list-item>
      </text:list>
      <text:h text:style-name="Heading_20_3" text:outline-level="3"><text:bookmark-start text:name="wider-implications-of-the-research"/>Wider implications of the research<text:bookmark-end text:name="wider-implications-of-the-research"/></text:h>
      <text:p text:style-name="First_20_paragraph">To further understand research objectives it is important to situate the potential relevance of the outcomes of this research by exploring the context of of creating digital games in formal and non-formal settings.</text:p>
      <text:h text:style-name="Heading_20_4" text:outline-level="4"><text:bookmark-start text:name="potential-audience-of-this-thesis"/>Potential audience of this thesis<text:bookmark-end text:name="potential-audience-of-this-thesis"/></text:h>
      <text:p text:style-name="First_20_paragraph">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Who benefits from supporting the Game Making Movement?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schema&quot;:&quot;https://github.com/citation-style-language/schema/raw/master/csl-citation.json&quot;,&quot;citationItems&quot;:[{&quot;itemData&quot;:{&quot;citation-key&quot;:&quot;vossoughi_making_2016&quot;,&quot;URL&quot;:&quot;http://www.hepgjournals.org/doi/abs/10.17763/0017-8055.86.2.206&quot;,&quot;volume&quot;:&quot;86&quot;,&quot;author&quot;:[{&quot;given&quot;:&quot;Shirin&quot;,&quot;family&quot;:&quot;Vossoughi&quot;},{&quot;given&quot;:&quot;Paula K.&quot;,&quot;family&quot;:&quot;Hooper&quot;},{&quot;given&quot;:&quot;Meg&quot;,&quot;family&quot;:&quot;Escudé&quot;}],&quot;issued&quot;:{&quot;date-parts&quot;:[[&quot;2016&quot;]]},&quot;type&quot;:&quot;article-journal&quot;,&quot;title-short&quot;:&quot;Making through the lens of culture and power&quot;,&quot;title&quot;:&quot;Making through the lens of culture and power: Toward transformative visions for educational equity&quot;,&quot;accessed&quot;:{&quot;date-parts&quot;:[[&quot;2017&quot;,10,14]]},&quot;id&quot;:&quot;vossoughi_making_2016&quot;,&quot;container-title&quot;:&quot;Harvard Educational Review&quot;,&quot;source&quot;:&quot;Google Scholar&quot;,&quot;page&quot;:&quot;206–232&quot;,&quot;issue&quot;:&quot;2&quot;},&quot;uri&quot;:[&quot;http://zotero.org/users/1913249/items/E7EXZNJ2&quot;],&quot;id&quot;:1756,&quot;prefix&quot;:&quot;&quot;,&quot;suffix&quot;:&quot;&quot;,&quot;uris&quot;:[&quot;http://zotero.org/users/1913249/items/E7EXZNJ2&quot;]}],&quot;properties&quot;:{&quot;formattedCitation&quot;:&quot;[@vossoughi_making_2016]&quot;,&quot;noteIndex&quot;:0},&quot;citationID&quot;:&quot;cwsblzsf&quot;} RNDmwccjhrvdb"/>&lt;Do Zotero Refresh: [@vossoughi_making_2016]&gt;<text:reference-mark-end text:name="ZOTERO_ITEM CSL_CITATION {&quot;schema&quot;:&quot;https://github.com/citation-style-language/schema/raw/master/csl-citation.json&quot;,&quot;citationItems&quot;:[{&quot;itemData&quot;:{&quot;citation-key&quot;:&quot;vossoughi_making_2016&quot;,&quot;URL&quot;:&quot;http://www.hepgjournals.org/doi/abs/10.17763/0017-8055.86.2.206&quot;,&quot;volume&quot;:&quot;86&quot;,&quot;author&quot;:[{&quot;given&quot;:&quot;Shirin&quot;,&quot;family&quot;:&quot;Vossoughi&quot;},{&quot;given&quot;:&quot;Paula K.&quot;,&quot;family&quot;:&quot;Hooper&quot;},{&quot;given&quot;:&quot;Meg&quot;,&quot;family&quot;:&quot;Escudé&quot;}],&quot;issued&quot;:{&quot;date-parts&quot;:[[&quot;2016&quot;]]},&quot;type&quot;:&quot;article-journal&quot;,&quot;title-short&quot;:&quot;Making through the lens of culture and power&quot;,&quot;title&quot;:&quot;Making through the lens of culture and power: Toward transformative visions for educational equity&quot;,&quot;accessed&quot;:{&quot;date-parts&quot;:[[&quot;2017&quot;,10,14]]},&quot;id&quot;:&quot;vossoughi_making_2016&quot;,&quot;container-title&quot;:&quot;Harvard Educational Review&quot;,&quot;source&quot;:&quot;Google Scholar&quot;,&quot;page&quot;:&quot;206–232&quot;,&quot;issue&quot;:&quot;2&quot;},&quot;uri&quot;:[&quot;http://zotero.org/users/1913249/items/E7EXZNJ2&quot;],&quot;id&quot;:1756,&quot;prefix&quot;:&quot;&quot;,&quot;suffix&quot;:&quot;&quot;,&quot;uris&quot;:[&quot;http://zotero.org/users/1913249/items/E7EXZNJ2&quot;]}],&quot;properties&quot;:{&quot;formattedCitation&quot;:&quot;[@vossoughi_making_2016]&quot;,&quot;noteIndex&quot;:0},&quot;citationID&quot;:&quot;cwsblzsf&quot;} RNDmwccjhrvdb"/>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2" text:outline-level="2"><text:bookmark-start text:name="introduction-to-theoretical-framework"/>4. Introduction to Theoretical Framework<text:bookmark-end text:name="introduction-to-theoretical-framework"/></text:h>
      <text:p text:style-name="First_20_paragraph">Choosing a theoretical framework which aligns with the goals of the research questions is an important choice in undertaking a PhD study. My roles as joint practitioner / researcher called for a careful choice to avoid potential complications of the process. It also required an ability to describe and analyse the following: growth of participant agency, able to deal with authentic learning contexts, able to clearly conceptualise barriers to participation, and a mutual process involving the community in design evolution.</text:p>
      <text:p text:style-name="Text_20_body">To address these needs I have chosen activity theory and supplemented it with specific techniques of design based research. The following sections give a short overview of these frameworks in relation to these needs. They are explored in depth in Chapter 3.</text:p>
      <text:h text:style-name="Heading_20_3" text:outline-level="3"><text:bookmark-start text:name="activity-theory"/>Activity Theory<text:bookmark-end text:name="activity-theory"/></text:h>
      <text:p text:style-name="First_20_paragraph">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text:p>
      <text:p text:style-name="Text_20_body">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 CHAT is optimistic but realistic in its focus on change. It approaches activity in a systemic way and contains tools to address and discuss issues of unintended consequences and push back against interventions.</text:p>
      <text:p text:style-name="Text_20_body">This chapter has already addressed the overall ethos of conducting educational research in situ, i.e. in an authentic educational context. The context of this research being a new learning community in a University setting involving of home educating parents, myself as a researcher / facilitator, and volunteer student helpers. In addition CHAT augments this situated perspective on learning with tools to study the impact of past cultural activity of participants on present activity. This happens in Ch ? and how?.</text:p>
      <text:p text:style-name="Text_20_body">A research process which involves participants and can be responsive and incorporate new ways of understanding learning. In addition, working with participants can allow contributions of novel ideas. Therefore</text:p>
      <text:p text:style-name="Text_20_body">This study, in part, explores ways in which how the motivational and navigational affordances of enthusiast game making communities can be brought into more structured educational environments.</text:p>
      <text:p text:style-name="Text_20_body">RQ2 explores this with a focus on the use of game design patterns, a concept used in both professional and enthusiast settings.</text:p>
      <text:p text:style-name="Text_20_body"><text:span text:style-name="T1">Agency:</text:span> As these new technologies can provide communities with tools to leverage new opportunities in a way which gives participants greater agency, a research framework which contains a toolset of concepts to describe and analyse varied dimensions of agency is beneficial.</text:p>
      <text:h text:style-name="Heading_20_3" text:outline-level="3"><text:bookmark-start text:name="the-complex-role-of-agency-in-this-thesis"/>The complex role of agency in this thesis<text:bookmark-end text:name="the-complex-role-of-agency-in-this-thesis"/></text:h>
      <text:p text:style-name="First_20_paragraph">There was a messiness and a responsiveness that I wanted to capture and celebrate, and a dedication to real-life projects and working with the interests of participants. As such I began to search for a relevant theoretical framework and terminology to achieve this exploration in academic terms.</text:p>
      <text:p text:style-name="Text_20_body">The messiness of approach resonated with Papert and Turkle’s celebration of bricolage approaches and corresponding rejection of the primacy of abstract approaches to learning computing. This ethos had been developed into a school of pedagogy named Constructionism which continues to be popular in computing education in particular through the work or MIT labs. These are elements of pedagogy that are explored in Chapter 2.</text:p>
      <text:p text:style-name="Text_20_body">Constructionism valuing of project work was of potential interest to me. In addition the school’s work on Computational Fluency as a counterpoint to Computational Thinking allowed for concepts of identity exploration and self-expression [].</text:p>
      <text:p text:style-name="Text_20_body">However, constructionism seemed lacking in theoretical underpinning allowing a spanning of different domains.</text:p>
      <text:p text:style-name="Text_20_body">Instead AT offers a rich language to explore the kind of empowerment and limits to it in a wider contextual sense.</text:p>
      <text:p text:style-name="Text_20_body">It also provided a diversity of concept to explore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schema&quot;:&quot;https://github.com/citation-style-language/schema/raw/master/csl-citation.json&quot;,&quot;citationItems&quot;:[{&quot;itemData&quot;:{&quot;citation-key&quot;:&quot;huang_autonomy_2013&quot;,&quot;URL&quot;:&quot;https://www.degruyter.com/document/doi/10.1515/cjal-2013-0002/html&quot;,&quot;volume&quot;:&quot;36&quot;,&quot;author&quot;:[{&quot;given&quot;:&quot;Jing (Peter)&quot;,&quot;family&quot;:&quot;Huang&quot;},{&quot;given&quot;:&quot;Phil&quot;,&quot;family&quot;:&quot;Benson&quot;}],&quot;issued&quot;:{&quot;date-parts&quot;:[[&quot;2013&quot;,1,2]]},&quot;source&quot;:&quot;DOI.org (Crossref)&quot;,&quot;title&quot;:&quot;Autonomy, Agency and Identity in Foreign and Second Language Education&quot;,&quot;type&quot;:&quot;article-journal&quot;,&quot;language&quot;:&quot;en&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container-title&quot;:&quot;Chinese Journal of Applied Linguistics&quot;,&quot;accessed&quot;:{&quot;date-parts&quot;:[[&quot;2023&quot;,6,19]]},&quot;id&quot;:&quot;huang_autonomy_2013&quot;,&quot;ISSN&quot;:&quot;2192-9513, 2192-9505&quot;},&quot;uri&quot;:[&quot;http://zotero.org/users/1913249/items/PSMR8LFN&quot;],&quot;id&quot;:8822,&quot;prefix&quot;:&quot;&quot;,&quot;suffix&quot;:&quot;&quot;,&quot;uris&quot;:[&quot;http://zotero.org/users/1913249/items/PSMR8LFN&quot;]},{&quot;itemData&quot;:{&quot;citation-key&quot;:&quot;matusov_mapping_2016&quot;,&quot;page&quot;:&quot;420-446&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container-title&quot;:&quot;Integrative Psychological and Behavioral Science&quot;,&quot;source&quot;:&quot;Springer Link&quot;,&quot;URL&quot;:&quot;https://doi.org/10.1007/s12124-015-9336-0&quot;,&quot;volume&quot;:&quot;50&quot;,&quot;author&quot;:[{&quot;given&quot;:&quot;Eugene&quot;,&quot;family&quot;:&quot;Matusov&quot;},{&quot;given&quot;:&quot;Katherine&quot;,&quot;non-dropping-particle&quot;:&quot;von&quot;,&quot;family&quot;:&quot;Duyke&quot;},{&quot;given&quot;:&quot;Shakhnoza&quot;,&quot;family&quot;:&quot;Kayumova&quot;}],&quot;type&quot;:&quot;article-journal&quot;,&quot;language&quot;:&quot;en&quot;,&quot;accessed&quot;:{&quot;date-parts&quot;:[[&quot;2023&quot;,6,19]]},&quot;DOI&quot;:&quot;10.1007/s12124-015-9336-0&quot;,&quot;container-title-short&quot;:&quot;Integr. psych. behav.&quot;,&quot;title&quot;:&quot;Mapping Concepts of Agency in Educational Contexts&quot;,&quot;issue&quot;:&quot;3&quot;,&quot;ISSN&quot;:&quot;1936-3567&quot;},&quot;uri&quot;:[&quot;http://zotero.org/users/1913249/items/ZU33LZ9E&quot;],&quot;id&quot;:8819,&quot;prefix&quot;:&quot;&quot;,&quot;suffix&quot;:&quot;&quot;,&quot;uris&quot;:[&quot;http://zotero.org/users/1913249/items/ZU33LZ9E&quot;]}],&quot;properties&quot;:{&quot;formattedCitation&quot;:&quot;[@huang_autonomy_2013; @matusov_mapping_2016]&quot;,&quot;noteIndex&quot;:0},&quot;citationID&quot;:&quot;blurldpp&quot;} RNDnpjhxmepnq"/>&lt;Do Zotero Refresh: [@huang_autonomy_2013; @matusov_mapping_2016]&gt;<text:reference-mark-end text:name="ZOTERO_ITEM CSL_CITATION {&quot;schema&quot;:&quot;https://github.com/citation-style-language/schema/raw/master/csl-citation.json&quot;,&quot;citationItems&quot;:[{&quot;itemData&quot;:{&quot;citation-key&quot;:&quot;huang_autonomy_2013&quot;,&quot;URL&quot;:&quot;https://www.degruyter.com/document/doi/10.1515/cjal-2013-0002/html&quot;,&quot;volume&quot;:&quot;36&quot;,&quot;author&quot;:[{&quot;given&quot;:&quot;Jing (Peter)&quot;,&quot;family&quot;:&quot;Huang&quot;},{&quot;given&quot;:&quot;Phil&quot;,&quot;family&quot;:&quot;Benson&quot;}],&quot;issued&quot;:{&quot;date-parts&quot;:[[&quot;2013&quot;,1,2]]},&quot;source&quot;:&quot;DOI.org (Crossref)&quot;,&quot;title&quot;:&quot;Autonomy, Agency and Identity in Foreign and Second Language Education&quot;,&quot;type&quot;:&quot;article-journal&quot;,&quot;language&quot;:&quot;en&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container-title&quot;:&quot;Chinese Journal of Applied Linguistics&quot;,&quot;accessed&quot;:{&quot;date-parts&quot;:[[&quot;2023&quot;,6,19]]},&quot;id&quot;:&quot;huang_autonomy_2013&quot;,&quot;ISSN&quot;:&quot;2192-9513, 2192-9505&quot;},&quot;uri&quot;:[&quot;http://zotero.org/users/1913249/items/PSMR8LFN&quot;],&quot;id&quot;:8822,&quot;prefix&quot;:&quot;&quot;,&quot;suffix&quot;:&quot;&quot;,&quot;uris&quot;:[&quot;http://zotero.org/users/1913249/items/PSMR8LFN&quot;]},{&quot;itemData&quot;:{&quot;citation-key&quot;:&quot;matusov_mapping_2016&quot;,&quot;page&quot;:&quot;420-446&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container-title&quot;:&quot;Integrative Psychological and Behavioral Science&quot;,&quot;source&quot;:&quot;Springer Link&quot;,&quot;URL&quot;:&quot;https://doi.org/10.1007/s12124-015-9336-0&quot;,&quot;volume&quot;:&quot;50&quot;,&quot;author&quot;:[{&quot;given&quot;:&quot;Eugene&quot;,&quot;family&quot;:&quot;Matusov&quot;},{&quot;given&quot;:&quot;Katherine&quot;,&quot;non-dropping-particle&quot;:&quot;von&quot;,&quot;family&quot;:&quot;Duyke&quot;},{&quot;given&quot;:&quot;Shakhnoza&quot;,&quot;family&quot;:&quot;Kayumova&quot;}],&quot;type&quot;:&quot;article-journal&quot;,&quot;language&quot;:&quot;en&quot;,&quot;accessed&quot;:{&quot;date-parts&quot;:[[&quot;2023&quot;,6,19]]},&quot;DOI&quot;:&quot;10.1007/s12124-015-9336-0&quot;,&quot;container-title-short&quot;:&quot;Integr. psych. behav.&quot;,&quot;title&quot;:&quot;Mapping Concepts of Agency in Educational Contexts&quot;,&quot;issue&quot;:&quot;3&quot;,&quot;ISSN&quot;:&quot;1936-3567&quot;},&quot;uri&quot;:[&quot;http://zotero.org/users/1913249/items/ZU33LZ9E&quot;],&quot;id&quot;:8819,&quot;prefix&quot;:&quot;&quot;,&quot;suffix&quot;:&quot;&quot;,&quot;uris&quot;:[&quot;http://zotero.org/users/1913249/items/ZU33LZ9E&quot;]}],&quot;properties&quot;:{&quot;formattedCitation&quot;:&quot;[@huang_autonomy_2013; @matusov_mapping_2016]&quot;,&quot;noteIndex&quot;:0},&quot;citationID&quot;:&quot;blurldpp&quot;} RNDnpjhxmepnq"/>. This study uses the following terms which can help locate RQ3 more precisely: instrumental agency, relational agency and authorial agency.</text:p>
      <text:p text:style-name="Text_20_body">My personal context is an example that changes happening within one system may cause a reaction from wider system elements and actors, which pushes back to reverse the initial changes. My story illustrates the ‘risky’ process of collective agency working on objectives that may run away to involve unforeseen outcomes <text:reference-mark-start text:name="ZOTERO_ITEM CSL_CITATION {&quot;schema&quot;:&quot;https://github.com/citation-style-language/schema/raw/master/csl-citation.json&quot;,&quot;citationItems&quot;:[{&quot;locator&quot;:&quot; 200&quot;,&quot;itemData&quot;:{&quot;citation-key&quot;:&quot;edwards2009systemic&quot;,&quot;author&quot;:[{&quot;given&quot;:&quot;Anne&quot;,&quot;family&quot;:&quot;Edwards&quot;}],&quot;title&quot;:&quot;From the systemic to the relational: Relational agency and activity theory&quot;,&quot;id&quot;:&quot;edwards2009systemic&quot;,&quot;container-title&quot;:&quot;Learning and expanding with activity theory&quot;,&quot;page&quot;:&quot;197–211&quot;,&quot;issued&quot;:{&quot;date-parts&quot;:[[&quot;2009&quot;]]},&quot;type&quot;:&quot;article-journal&quot;},&quot;uri&quot;:[&quot;http://zotero.org/users/1913249/items/P7UTFAYY&quot;],&quot;id&quot;:8802,&quot;prefix&quot;:&quot;&quot;,&quot;uris&quot;:[&quot;http://zotero.org/users/1913249/items/P7UTFAYY&quot;]}],&quot;properties&quot;:{&quot;formattedCitation&quot;:&quot;[@edwards2009systemic, p. 200]&quot;,&quot;noteIndex&quot;:0},&quot;citationID&quot;:&quot;pgvbcyem&quot;} RNDfvhjwivrag"/>&lt;Do Zotero Refresh: [@edwards2009systemic, p. 200]&gt;<text:reference-mark-end text:name="ZOTERO_ITEM CSL_CITATION {&quot;schema&quot;:&quot;https://github.com/citation-style-language/schema/raw/master/csl-citation.json&quot;,&quot;citationItems&quot;:[{&quot;locator&quot;:&quot; 200&quot;,&quot;itemData&quot;:{&quot;citation-key&quot;:&quot;edwards2009systemic&quot;,&quot;author&quot;:[{&quot;given&quot;:&quot;Anne&quot;,&quot;family&quot;:&quot;Edwards&quot;}],&quot;title&quot;:&quot;From the systemic to the relational: Relational agency and activity theory&quot;,&quot;id&quot;:&quot;edwards2009systemic&quot;,&quot;container-title&quot;:&quot;Learning and expanding with activity theory&quot;,&quot;page&quot;:&quot;197–211&quot;,&quot;issued&quot;:{&quot;date-parts&quot;:[[&quot;2009&quot;]]},&quot;type&quot;:&quot;article-journal&quot;},&quot;uri&quot;:[&quot;http://zotero.org/users/1913249/items/P7UTFAYY&quot;],&quot;id&quot;:8802,&quot;prefix&quot;:&quot;&quot;,&quot;uris&quot;:[&quot;http://zotero.org/users/1913249/items/P7UTFAYY&quot;]}],&quot;properties&quot;:{&quot;formattedCitation&quot;:&quot;[@edwards2009systemic, p. 200]&quot;,&quot;noteIndex&quot;:0},&quot;citationID&quot;:&quot;pgvbcyem&quot;} RNDfvhjwivrag"/>. On a personal level, I want to transcend feelings of regret associated with not being wary enough of unintended effects of embracing possibilities for social change offered new technologies.</text:p>
      <text:h text:style-name="Heading_20_3" text:outline-level="3"><text:bookmark-start text:name="on-design-based-research"/>On design-based research<text:bookmark-end text:name="on-design-based-research"/></text:h>
      <text:p text:style-name="First_20_paragraph">As noted by academic research writing format often skirts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tems&quot;:[{&quot;itemData&quot;:{&quot;citation-key&quot;:&quot;hoadley_creating_2002&quot;,&quot;author&quot;:[{&quot;given&quot;:&quot;Christopher Plekss&quot;,&quot;family&quot;:&quot;Hoadley&quot;}],&quot;issued&quot;:{&quot;date-parts&quot;:[[&quot;2002&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itle&quot;:&quot;Creating Context: Design-based Research in Creating and Understanding CSCL&quot;,&quot;id&quot;:&quot;hoadley_creating_2002&quot;,&quot;source&quot;:&quot;Zotero&quot;},&quot;uri&quot;:[&quot;http://zotero.org/users/1913249/items/5WBFUHS9&quot;],&quot;id&quot;:9461,&quot;prefix&quot;:&quot;&quot;,&quot;suffix&quot;:&quot;&quot;,&quot;uris&quot;:[&quot;http://zotero.org/users/1913249/items/5WBFUHS9&quot;]}],&quot;properties&quot;:{&quot;formattedCitation&quot;:&quot;[@hoadley_creating_2002]&quot;,&quot;noteIndex&quot;:0},&quot;citationID&quot;:&quot;uqviffpc&quot;} RNDrusfkilgkn"/>&lt;Do Zotero Refresh: [@hoadley_creating_2002]&gt;<text:reference-mark-end text:name="ZOTERO_ITEM CSL_CITATION {&quot;schema&quot;:&quot;https://github.com/citation-style-language/schema/raw/master/csl-citation.json&quot;,&quot;citationItems&quot;:[{&quot;itemData&quot;:{&quot;citation-key&quot;:&quot;hoadley_creating_2002&quot;,&quot;author&quot;:[{&quot;given&quot;:&quot;Christopher Plekss&quot;,&quot;family&quot;:&quot;Hoadley&quot;}],&quot;issued&quot;:{&quot;date-parts&quot;:[[&quot;2002&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itle&quot;:&quot;Creating Context: Design-based Research in Creating and Understanding CSCL&quot;,&quot;id&quot;:&quot;hoadley_creating_2002&quot;,&quot;source&quot;:&quot;Zotero&quot;},&quot;uri&quot;:[&quot;http://zotero.org/users/1913249/items/5WBFUHS9&quot;],&quot;id&quot;:9461,&quot;prefix&quot;:&quot;&quot;,&quot;suffix&quot;:&quot;&quot;,&quot;uris&quot;:[&quot;http://zotero.org/users/1913249/items/5WBFUHS9&quot;]}],&quot;properties&quot;:{&quot;formattedCitation&quot;:&quot;[@hoadley_creating_2002]&quot;,&quot;noteIndex&quot;:0},&quot;citationID&quot;:&quot;uqviffpc&quot;} RNDrusfkilgkn"/>. I address tension using the process of creating a chapter which acts as a design narrative, a process which I explain and justify in Chapters 3 and 4.</text:p>
      <text:h text:style-name="Heading_20_2" text:outline-level="2"><text:bookmark-start text:name="the-significance-of-the-thesis-and-its-limitations"/>5. The significance of the thesis and its limitations<text:bookmark-end text:name="the-significance-of-the-thesis-and-its-limitations"/></text:h>
      <text:h text:style-name="Heading_20_3" text:outline-level="3"><text:bookmark-start text:name="the-challenge-of-maintaining-focus-in-this-phd-process"/>The challenge of maintaining focus in this PhD process<text:bookmark-end text:name="the-challenge-of-maintaining-focus-in-this-phd-process"/></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have also put to oni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p text:style-name="First_20_paragraph"><text:span text:style-name="T1">Other thoughts on thesis</text:span></text:p>
      <text:p text:style-name="Text_20_body">This research is valid in the following ways:</text:p>
      <text:h text:style-name="Heading_20_4" text:outline-level="4"><text:bookmark-start text:name="new-research-for-new-tools-and-approaches"/>New research for new tools and approaches<text:bookmark-end text:name="new-research-for-new-tools-and-approaches"/></text:h>
      <text:p text:style-name="First_20_paragraph">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and thus the opportunities merit attention. This study is novel in its approach of using a JavaScript game library in a code playground coding environment as a tool for novices to develop computational fluency via game making. My research also addresses issues of more dated research that may use or use non-free, or no longer available tools.</text:p>
      <text:p text:style-name="Text_20_body">The research process has created numerous practical outputs for practitioners in the form of free-software and educational materials created under an open-licence.</text:p>
      <text:h text:style-name="Heading_20_4" text:outline-level="4"><text:bookmark-start text:name="new-research-for-new-tools-and-approaches-1"/>New research for new tools and approaches<text:bookmark-end text:name="new-research-for-new-tools-and-approaches-1"/></text:h>
      <text:p text:style-name="First_20_paragraph">Kafai and Burke’s influential book on game making for learning research contains a chapter which addresses cultural dimensions of game making <text:reference-mark-start text:name="ZOTERO_ITEM CSL_CITATION {&quot;schema&quot;:&quot;https://github.com/citation-style-language/schema/raw/master/csl-citation.json&quot;,&quot;citationItems&quot;:[{&quot;itemData&quot;:{&quot;citation-key&quot;:&quot;kafai_connected_2016&quot;,&quot;ISBN&quot;:&quot;978-0-262-03537-8&quot;,&quot;author&quot;:[{&quot;given&quot;:&quot;Yasmin B.&quot;,&quot;family&quot;:&quot;Kafai&quot;},{&quot;given&quot;:&quot;Quinn&quot;,&quot;family&quot;:&quot;Burke&quot;},{&quot;given&quot;:&quot;Constance&quot;,&quot;family&quot;:&quot;Steinkuehler&quot;}],&quot;issued&quot;:{&quot;date-parts&quot;:[[&quot;2016&quot;,12,23]]},&quot;number-of-pages&quot;:&quot;221&quot;,&quot;type&quot;:&quot;book&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title&quot;:&quot;Connected Gaming: What Making Video Games Can Teach Us about Learning and Literacy&quot;,&quot;id&quot;:&quot;kafai_connected_2016&quot;,&quot;publisher&quot;:&quot;MIT Press&quot;,&quot;source&quot;:&quot;Google Books&quot;},&quot;uri&quot;:[&quot;http://zotero.org/users/1913249/items/C9RM6JHC&quot;],&quot;id&quot;:1409,&quot;prefix&quot;:&quot;&quot;,&quot;suppress-author&quot;:true,&quot;suffix&quot;:&quot;&quot;,&quot;uris&quot;:[&quot;http://zotero.org/users/1913249/items/C9RM6JHC&quot;]}],&quot;properties&quot;:{&quot;formattedCitation&quot;:&quot;[-@kafai_connected_2016]&quot;,&quot;noteIndex&quot;:0},&quot;citationID&quot;:&quot;eoajjhtg&quot;} RNDqoxrvsiqan"/>&lt;Do Zotero Refresh: [-@kafai_connected_2016]&gt;<text:reference-mark-end text:name="ZOTERO_ITEM CSL_CITATION {&quot;schema&quot;:&quot;https://github.com/citation-style-language/schema/raw/master/csl-citation.json&quot;,&quot;citationItems&quot;:[{&quot;itemData&quot;:{&quot;citation-key&quot;:&quot;kafai_connected_2016&quot;,&quot;ISBN&quot;:&quot;978-0-262-03537-8&quot;,&quot;author&quot;:[{&quot;given&quot;:&quot;Yasmin B.&quot;,&quot;family&quot;:&quot;Kafai&quot;},{&quot;given&quot;:&quot;Quinn&quot;,&quot;family&quot;:&quot;Burke&quot;},{&quot;given&quot;:&quot;Constance&quot;,&quot;family&quot;:&quot;Steinkuehler&quot;}],&quot;issued&quot;:{&quot;date-parts&quot;:[[&quot;2016&quot;,12,23]]},&quot;number-of-pages&quot;:&quot;221&quot;,&quot;type&quot;:&quot;book&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title&quot;:&quot;Connected Gaming: What Making Video Games Can Teach Us about Learning and Literacy&quot;,&quot;id&quot;:&quot;kafai_connected_2016&quot;,&quot;publisher&quot;:&quot;MIT Press&quot;,&quot;source&quot;:&quot;Google Books&quot;},&quot;uri&quot;:[&quot;http://zotero.org/users/1913249/items/C9RM6JHC&quot;],&quot;id&quot;:1409,&quot;prefix&quot;:&quot;&quot;,&quot;suppress-author&quot;:true,&quot;suffix&quot;:&quot;&quot;,&quot;uris&quot;:[&quot;http://zotero.org/users/1913249/items/C9RM6JHC&quot;]}],&quot;properties&quot;:{&quot;formattedCitation&quot;:&quot;[-@kafai_connected_2016]&quot;,&quot;noteIndex&quot;:0},&quot;citationID&quot;:&quot;eoajjhtg&quot;} RNDqoxrvsiqan"/>. However, while it covers barriers to participation, the review lacks specific details of the pedagogical approaches involved <text:reference-mark-start text:name="ZOTERO_ITEM CSL_CITATION {&quot;schema&quot;:&quot;https://github.com/citation-style-language/schema/raw/master/csl-citation.json&quot;,&quot;citationItems&quot;:[{&quot;itemData&quot;:{&quot;citation-key&quot;:&quot;illingworth_review_2017&quot;,&quot;URL&quot;:&quot;https://manchestergamecentre.org/blog-db/book-review-connected-gaming&quot;,&quot;author&quot;:[{&quot;given&quot;:&quot;Sam&quot;,&quot;family&quot;:&quot;Illingworth&quot;}],&quot;issued&quot;:{&quot;date-parts&quot;:[[&quot;2017&quot;,1,31]]},&quot;type&quot;:&quot;post-weblog&quot;,&quot;accessed&quot;:{&quot;date-parts&quot;:[[&quot;2024&quot;,7,10]]},&quot;id&quot;:&quot;illingworth_review_2017&quot;,&quot;container-title&quot;:&quot;Manchester Game Centre&quot;,&quot;title&quot;:&quot;Review of Connected Gaming&quot;,&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uri&quot;:[&quot;http://zotero.org/users/1913249/items/ZBN3I6KZ&quot;],&quot;id&quot;:9581,&quot;prefix&quot;:&quot;&quot;,&quot;suffix&quot;:&quot;&quot;,&quot;uris&quot;:[&quot;http://zotero.org/users/1913249/items/ZBN3I6KZ&quot;]}],&quot;properties&quot;:{&quot;formattedCitation&quot;:&quot;[@illingworth_review_2017]&quot;,&quot;noteIndex&quot;:0},&quot;citationID&quot;:&quot;vqqnkjsu&quot;} RNDrdabreqsoa"/>&lt;Do Zotero Refresh: [@illingworth_review_2017]&gt;<text:reference-mark-end text:name="ZOTERO_ITEM CSL_CITATION {&quot;schema&quot;:&quot;https://github.com/citation-style-language/schema/raw/master/csl-citation.json&quot;,&quot;citationItems&quot;:[{&quot;itemData&quot;:{&quot;citation-key&quot;:&quot;illingworth_review_2017&quot;,&quot;URL&quot;:&quot;https://manchestergamecentre.org/blog-db/book-review-connected-gaming&quot;,&quot;author&quot;:[{&quot;given&quot;:&quot;Sam&quot;,&quot;family&quot;:&quot;Illingworth&quot;}],&quot;issued&quot;:{&quot;date-parts&quot;:[[&quot;2017&quot;,1,31]]},&quot;type&quot;:&quot;post-weblog&quot;,&quot;accessed&quot;:{&quot;date-parts&quot;:[[&quot;2024&quot;,7,10]]},&quot;id&quot;:&quot;illingworth_review_2017&quot;,&quot;container-title&quot;:&quot;Manchester Game Centre&quot;,&quot;title&quot;:&quot;Review of Connected Gaming&quot;,&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uri&quot;:[&quot;http://zotero.org/users/1913249/items/ZBN3I6KZ&quot;],&quot;id&quot;:9581,&quot;prefix&quot;:&quot;&quot;,&quot;suffix&quot;:&quot;&quot;,&quot;uris&quot;:[&quot;http://zotero.org/users/1913249/items/ZBN3I6KZ&quot;]}],&quot;properties&quot;:{&quot;formattedCitation&quot;:&quot;[@illingworth_review_2017]&quot;,&quot;noteIndex&quot;:0},&quot;citationID&quot;:&quot;vqqnkjsu&quot;} RNDrdabreqsoa"/>. Indeed, this is not a fault ony of the review, as many of studies mentioned also omit descriptions of pedagogies used, and but also factors that emerge during the programmes.</text:p>
      <text:p text:style-name="Text_20_body">Sharing practice for researchers and practitioners is complicated. The results are often too abstract to be useful or easily understood by practitioners or too concrete to replicate.</text:p>
      <text:p text:style-name="Text_20_body">To address this difficulty, this study is guided by research processes which share, design heuristics in a format that is accessible by researchers and practioners. An example of which is the work of Brennan and Silverman <text:reference-mark-start text:name="ZOTERO_ITEM CSL_CITATION {&quot;schema&quot;:&quot;https://github.com/citation-style-language/schema/raw/master/csl-citation.json&quot;,&quot;citationItems&quot;:[{&quot;itemData&quot;:{&quot;citation-key&quot;:&quot;resnick_reflections_2005&quot;,&quot;URL&quot;:&quot;http://dl.acm.org/citation.cfm?id=1109556&quot;,&quot;author&quot;:[{&quot;given&quot;:&quot;Mitchel&quot;,&quot;family&quot;:&quot;Resnick&quot;},{&quot;given&quot;:&quot;Brian&quot;,&quot;family&quot;:&quot;Silverman&quot;}],&quot;issued&quot;:{&quot;date-parts&quot;:[[&quot;2005&quot;]]},&quot;type&quot;:&quot;paper-conference&quot;,&quot;title&quot;:&quot;Some reflections on designing construction kits for kids&quot;,&quot;accessed&quot;:{&quot;date-parts&quot;:[[&quot;2015&quot;,5,9]]},&quot;id&quot;:&quot;resnick_reflections_2005&quot;,&quot;container-title&quot;:&quot;Proceedings of the 2005 conference on Interaction design and children&quot;,&quot;page&quot;:&quot;117–122&quot;,&quot;publisher&quot;:&quot;ACM&quot;,&quot;source&quot;:&quot;Google Scholar&quot;},&quot;uri&quot;:[&quot;http://zotero.org/users/1913249/items/VWHA2FJX&quot;],&quot;id&quot;:1095,&quot;prefix&quot;:&quot;&quot;,&quot;suffix&quot;:&quot;&quot;,&quot;uris&quot;:[&quot;http://zotero.org/users/1913249/items/VWHA2FJX&quot;]}],&quot;properties&quot;:{&quot;formattedCitation&quot;:&quot;[@resnick_reflections_2005]&quot;,&quot;noteIndex&quot;:0},&quot;citationID&quot;:&quot;ahgrweir&quot;} RNDwqixeenvrx"/>&lt;Do Zotero Refresh: [@resnick_reflections_2005]&gt;<text:reference-mark-end text:name="ZOTERO_ITEM CSL_CITATION {&quot;schema&quot;:&quot;https://github.com/citation-style-language/schema/raw/master/csl-citation.json&quot;,&quot;citationItems&quot;:[{&quot;itemData&quot;:{&quot;citation-key&quot;:&quot;resnick_reflections_2005&quot;,&quot;URL&quot;:&quot;http://dl.acm.org/citation.cfm?id=1109556&quot;,&quot;author&quot;:[{&quot;given&quot;:&quot;Mitchel&quot;,&quot;family&quot;:&quot;Resnick&quot;},{&quot;given&quot;:&quot;Brian&quot;,&quot;family&quot;:&quot;Silverman&quot;}],&quot;issued&quot;:{&quot;date-parts&quot;:[[&quot;2005&quot;]]},&quot;type&quot;:&quot;paper-conference&quot;,&quot;title&quot;:&quot;Some reflections on designing construction kits for kids&quot;,&quot;accessed&quot;:{&quot;date-parts&quot;:[[&quot;2015&quot;,5,9]]},&quot;id&quot;:&quot;resnick_reflections_2005&quot;,&quot;container-title&quot;:&quot;Proceedings of the 2005 conference on Interaction design and children&quot;,&quot;page&quot;:&quot;117–122&quot;,&quot;publisher&quot;:&quot;ACM&quot;,&quot;source&quot;:&quot;Google Scholar&quot;},&quot;uri&quot;:[&quot;http://zotero.org/users/1913249/items/VWHA2FJX&quot;],&quot;id&quot;:1095,&quot;prefix&quot;:&quot;&quot;,&quot;suffix&quot;:&quot;&quot;,&quot;uris&quot;:[&quot;http://zotero.org/users/1913249/items/VWHA2FJX&quot;]}],&quot;properties&quot;:{&quot;formattedCitation&quot;:&quot;[@resnick_reflections_2005]&quot;,&quot;noteIndex&quot;:0},&quot;citationID&quot;:&quot;ahgrweir&quot;} RNDwqixeenvrx"/>, and Brennan and Petrich in tinkering studios.</text:p>
      <text:p text:style-name="Text_20_body">My research contributes concrete uses of game design patterns as and while some work in this domain exists, this work contributes significantly in use for novice coders to make games, and in its novel pedagogical uses of gameplay design patterns.</text:p>
      <text:h text:style-name="Heading_20_4" text:outline-level="4"><text:bookmark-start text:name="focus-on-community-building"/>Focus on community building<text:bookmark-end text:name="focus-on-community-building"/></text:h>
      <text:p text:style-name="First_20_paragraph">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text:p>
      <text:h text:style-name="Heading_20_4" text:outline-level="4"><text:bookmark-start text:name="cultural-methodology-using-chat-360---really"/>Cultural methodology using CHAT &amp; 360 - really?<text:bookmark-end text:name="cultural-methodology-using-chat-360---really"/></text:h>
      <text:p text:style-name="First_20_paragraph">In order to capture and analyse this development I have used methods of data collection and analyse which I feel may be useful to share as a contribution to the field.</text:p>
      <text:p text:style-name="Text_20_body">Chapter 4 details the methodology of recording a dynamic picture of social and cultural interactions. Of particular novel interest may be the use of concurrent, side-by-side analysis of capture of what was happening on participants computer screens and 360 video recordings of the room interactions.</text:p>
      <text:p text:style-name="Text_20_body">MOVE THIS TO LIT REVIEW - PICK UP THERE<text:line-break/>In recent years researchers from constructionist school have started to describe the importance a situated approach to studying and critical approach to game making studies <text:reference-mark-start text:name="ZOTERO_ITEM CSL_CITATION {&quot;schema&quot;:&quot;https://github.com/citation-style-language/schema/raw/master/csl-citation.json&quot;,&quot;citationItems&quot;:[{&quot;itemData&quot;:{&quot;citation-key&quot;:&quot;kafai_revaluation_2022&quot;,&quot;page&quot;:&quot;146-151&quot;,&quot;issued&quot;:{&quot;date-parts&quot;:[[&quot;2022&quot;,3,1]]},&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container-title&quot;:&quot;Educational Researcher&quot;,&quot;source&quot;:&quot;SAGE Journals&quot;,&quot;URL&quot;:&quot;https://doi.org/10.3102/0013189X211057904&quot;,&quot;volume&quot;:&quot;51&quot;,&quot;publisher&quot;:&quot;American Educational Research Association&quot;,&quot;type&quot;:&quot;article-journal&quot;,&quot;title-short&quot;:&quot;A Revaluation of Computational Thinking in K–12 Education&quot;,&quot;title&quot;:&quot;A Revaluation of Computational Thinking in K–12 Education: Moving Toward Computational Literacies&quot;,&quot;accessed&quot;:{&quot;date-parts&quot;:[[&quot;2024&quot;,7,10]]},&quot;DOI&quot;:&quot;10.3102/0013189X211057904&quot;,&quot;author&quot;:[{&quot;given&quot;:&quot;Yasmin B.&quot;,&quot;family&quot;:&quot;Kafai&quot;},{&quot;given&quot;:&quot;Chris&quot;,&quot;family&quot;:&quot;Proctor&quot;}],&quot;language&quot;:&quot;en&quot;,&quot;issue&quot;:&quot;2&quot;,&quot;ISSN&quot;:&quot;0013-189X&quot;},&quot;uri&quot;:[&quot;http://zotero.org/users/1913249/items/EVLUTKD8&quot;],&quot;id&quot;:9599,&quot;prefix&quot;:&quot;&quot;,&quot;suffix&quot;:&quot;&quot;,&quot;uris&quot;:[&quot;http://zotero.org/users/1913249/items/EVLUTKD8&quot;]},{&quot;itemData&quot;:{&quot;citation-key&quot;:&quot;kafai_theory_2020&quot;,&quot;page&quot;:&quot;44–53&quot;,&quot;issued&quot;:{&quot;date-parts&quot;:[[&quot;2020&quot;,2,13]]},&quot;id&quot;:&quot;kafai_theory_2020&quot;,&quot;container-title&quot;:&quot;ACM Inroads&quot;,&quot;source&quot;:&quot;ACM Digital Library&quot;,&quot;URL&quot;:&quot;https://dl.acm.org/doi/10.1145/3381887&quot;,&quot;volume&quot;:&quot;11&quot;,&quot;author&quot;:[{&quot;given&quot;:&quot;Yasmin&quot;,&quot;family&quot;:&quot;Kafai&quot;},{&quot;given&quot;:&quot;Chris&quot;,&quot;family&quot;:&quot;Proctor&quot;},{&quot;given&quot;:&quot;Debora&quot;,&quot;family&quot;:&quot;Lui&quot;}],&quot;type&quot;:&quot;article-journal&quot;,&quot;title-short&quot;:&quot;From theory bias to theory dialogue&quot;,&quot;accessed&quot;:{&quot;date-parts&quot;:[[&quot;2023&quot;,12,21]]},&quot;DOI&quot;:&quot;10.1145/3381887&quot;,&quot;container-title-short&quot;:&quot;ACM Inroads&quot;,&quot;title&quot;:&quot;From theory bias to theory dialogue: embracing cognitive, situated, and critical framings of computational thinking in K-12 CS education&quot;,&quot;issue&quot;:&quot;1&quot;,&quot;ISSN&quot;:&quot;2153-2184&quot;},&quot;uri&quot;:[&quot;http://zotero.org/users/1913249/items/RBTRL696&quot;],&quot;id&quot;:9164,&quot;prefix&quot;:&quot;&quot;,&quot;suffix&quot;:&quot;&quot;,&quot;uris&quot;:[&quot;http://zotero.org/users/1913249/items/RBTRL696&quot;]}],&quot;properties&quot;:{&quot;formattedCitation&quot;:&quot;[@kafai_revaluation_2022; @kafai_theory_2020]&quot;,&quot;noteIndex&quot;:0},&quot;citationID&quot;:&quot;ekswotyg&quot;} RNDyoymoyuvpr"/>&lt;Do Zotero Refresh: [@kafai_revaluation_2022; @kafai_theory_2020]&gt;<text:reference-mark-end text:name="ZOTERO_ITEM CSL_CITATION {&quot;schema&quot;:&quot;https://github.com/citation-style-language/schema/raw/master/csl-citation.json&quot;,&quot;citationItems&quot;:[{&quot;itemData&quot;:{&quot;citation-key&quot;:&quot;kafai_revaluation_2022&quot;,&quot;page&quot;:&quot;146-151&quot;,&quot;issued&quot;:{&quot;date-parts&quot;:[[&quot;2022&quot;,3,1]]},&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container-title&quot;:&quot;Educational Researcher&quot;,&quot;source&quot;:&quot;SAGE Journals&quot;,&quot;URL&quot;:&quot;https://doi.org/10.3102/0013189X211057904&quot;,&quot;volume&quot;:&quot;51&quot;,&quot;publisher&quot;:&quot;American Educational Research Association&quot;,&quot;type&quot;:&quot;article-journal&quot;,&quot;title-short&quot;:&quot;A Revaluation of Computational Thinking in K–12 Education&quot;,&quot;title&quot;:&quot;A Revaluation of Computational Thinking in K–12 Education: Moving Toward Computational Literacies&quot;,&quot;accessed&quot;:{&quot;date-parts&quot;:[[&quot;2024&quot;,7,10]]},&quot;DOI&quot;:&quot;10.3102/0013189X211057904&quot;,&quot;author&quot;:[{&quot;given&quot;:&quot;Yasmin B.&quot;,&quot;family&quot;:&quot;Kafai&quot;},{&quot;given&quot;:&quot;Chris&quot;,&quot;family&quot;:&quot;Proctor&quot;}],&quot;language&quot;:&quot;en&quot;,&quot;issue&quot;:&quot;2&quot;,&quot;ISSN&quot;:&quot;0013-189X&quot;},&quot;uri&quot;:[&quot;http://zotero.org/users/1913249/items/EVLUTKD8&quot;],&quot;id&quot;:9599,&quot;prefix&quot;:&quot;&quot;,&quot;suffix&quot;:&quot;&quot;,&quot;uris&quot;:[&quot;http://zotero.org/users/1913249/items/EVLUTKD8&quot;]},{&quot;itemData&quot;:{&quot;citation-key&quot;:&quot;kafai_theory_2020&quot;,&quot;page&quot;:&quot;44–53&quot;,&quot;issued&quot;:{&quot;date-parts&quot;:[[&quot;2020&quot;,2,13]]},&quot;id&quot;:&quot;kafai_theory_2020&quot;,&quot;container-title&quot;:&quot;ACM Inroads&quot;,&quot;source&quot;:&quot;ACM Digital Library&quot;,&quot;URL&quot;:&quot;https://dl.acm.org/doi/10.1145/3381887&quot;,&quot;volume&quot;:&quot;11&quot;,&quot;author&quot;:[{&quot;given&quot;:&quot;Yasmin&quot;,&quot;family&quot;:&quot;Kafai&quot;},{&quot;given&quot;:&quot;Chris&quot;,&quot;family&quot;:&quot;Proctor&quot;},{&quot;given&quot;:&quot;Debora&quot;,&quot;family&quot;:&quot;Lui&quot;}],&quot;type&quot;:&quot;article-journal&quot;,&quot;title-short&quot;:&quot;From theory bias to theory dialogue&quot;,&quot;accessed&quot;:{&quot;date-parts&quot;:[[&quot;2023&quot;,12,21]]},&quot;DOI&quot;:&quot;10.1145/3381887&quot;,&quot;container-title-short&quot;:&quot;ACM Inroads&quot;,&quot;title&quot;:&quot;From theory bias to theory dialogue: embracing cognitive, situated, and critical framings of computational thinking in K-12 CS education&quot;,&quot;issue&quot;:&quot;1&quot;,&quot;ISSN&quot;:&quot;2153-2184&quot;},&quot;uri&quot;:[&quot;http://zotero.org/users/1913249/items/RBTRL696&quot;],&quot;id&quot;:9164,&quot;prefix&quot;:&quot;&quot;,&quot;suffix&quot;:&quot;&quot;,&quot;uris&quot;:[&quot;http://zotero.org/users/1913249/items/RBTRL696&quot;]}],&quot;properties&quot;:{&quot;formattedCitation&quot;:&quot;[@kafai_revaluation_2022; @kafai_theory_2020]&quot;,&quot;noteIndex&quot;:0},&quot;citationID&quot;:&quot;ekswotyg&quot;} RNDyoymoyuvpr"/>. However, constructionism lacks some of the tools provided by CHAT, and its research outputs still retain a primary focus on its historical concerns on a more personal understandings of knowledge.</text:p>
      <text:p text:style-name="Text_20_body">Instead, this thesis is inspired to a larger extent by the work of CHAT researcher to examine community participation within an evolving culture that involves digital creation and coding. For an example of this genre of research we can examine the work of Cole and colleagues on the 5D project…</text:p>
      <text:p text:style-name="Text_20_body">This study addresses this in part with a detailed exploration on the learning design in Chapter 5 a design narrative and Chapter 7 which explores cultural elements of game making research.</text:p>
      <text:h text:style-name="Heading_20_3" text:outline-level="3"><text:bookmark-start text:name="limitations-of-this-thesis"/>Limitations of this thesis<text:bookmark-end text:name="limitations-of-this-thesis"/></text:h>
      <text:h text:style-name="Heading_20_4" text:outline-level="4"><text:bookmark-start text:name="application-of-resulting-pedagogy-to-other-domains"/>Application of resulting pedagogy to other domains<text:bookmark-end text:name="application-of-resulting-pedagogy-to-other-domains"/></text:h>
      <text:p text:style-name="First_20_paragraph">Th</text:p>
      <text:p text:style-name="Text_20_body">I am cautions of making claims about transfer of knowledge of skills to other areas. Theories of situated learning view transmission of educational practice as a thorny problem as the process of learning is dependant on many contextual factors.</text:p>
      <text:p text:style-name="Text_20_body">To illustrate this The promise of computational thinking was in part based on such claims of transfer.</text:p>
      <text:p text:style-name="Text_20_body">But Guzdial shifted their views on this subject.</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chapter-outline-of-the-study"/>6. Chapter outline of the study<text:bookmark-end text:name="chapter-outline-of-the-study"/></text:h>
      <text:p text:style-name="First_20_paragraph">This introduction has been structured around key contextual factors that have spurred this inquiry and which have emerged from observational research and integrating existing theoretical understandings in this area. It has also outlined a motivation to better understand my own experience as a facilitator of learners creating media and digital products in relation to existing research.</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3 details the theoretical framework used. It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text:p>
      <text:p text:style-name="Text_20_body">Chapter 4 describes the methodology of the study. I outline the process of how data was gathered, processed and collected using screen capture and 360 cameras. I explore the challenge of gathering large amounts of research data and resulting prioritisation that resulted.</text:p>
      <text:p text:style-name="Text_20_body">Chapter 5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study seeks to address questions about effective teaching the creative and technical skills needed by novices to create digital game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y key frameworks which contribute to understanding the study’s first research question. Chapter 2 also prepare the reader for a later exploration of how design-based research and third-generation activity theory are used in this study to answer the research questions.</text:p>
      <text:h text:style-name="Heading_20_2" text:outline-level="2"><text:bookmark-start text:name="holding-zone---drop-or-move"/>Holding Zone - Drop or Move<text:bookmark-end text:name="holding-zone---drop-or-move"/></text:h>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 / Write world.</dc:title>
    <dc:description/>
    <dc:subject/>
    <meta:keyword/>
    <meta:initial-creator/>
    <dc:creator/>
    <meta:creation-date>2024-07-12T11:41:39Z</meta:creation-date>
    <dc:date>2024-07-12T11:41:3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